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7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30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60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61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61" office:value-type="float" office:value="11785" calcext:value-type="float">
            <text:p><text:s text:c="3"/>11,785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60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60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160" calcext:value-type="float">
            <text:p><text:s text:c="3"/>160</text:p>
          </table:table-cell>
          <table:table-cell table:style-name="ce60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3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3" office:value-type="float" office:value="22611" calcext:value-type="float">
            <text:p><text:s text:c="3"/>22,611</text:p>
          </table:table-cell>
          <table:table-cell table:style-name="ce63" office:value-type="float" office:value="171" calcext:value-type="float">
            <text:p><text:s text:c="3"/>171</text:p>
          </table:table-cell>
          <table:table-cell table:style-name="ce61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60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5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1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60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5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1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60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5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1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1086" calcext:value-type="float">
            <text:p><text:s text:c="3"/>21,086</text:p>
          </table:table-cell>
          <table:table-cell table:style-name="ce48" office:value-type="float" office:value="19345" calcext:value-type="float">
            <text:p><text:s text:c="3"/>19,345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688" calcext:value-type="float">
            <text:p><text:s text:c="3"/>688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91" office:value-type="float" office:value="253" calcext:value-type="float">
            <text:p><text:s text:c="3"/>25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543" calcext:value-type="float">
            <text:p><text:s text:c="3"/>10,543</text:p>
          </table:table-cell>
          <table:table-cell table:style-name="ce66" office:value-type="float" office:value="10173" calcext:value-type="float">
            <text:p><text:s text:c="3"/>10,173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0543" calcext:value-type="float">
            <text:p><text:s text:c="3"/>10,543</text:p>
          </table:table-cell>
          <table:table-cell table:style-name="ce67" office:value-type="float" office:value="9172" calcext:value-type="float">
            <text:p><text:s text:c="3"/>9,172</text:p>
          </table:table-cell>
          <table:table-cell table:style-name="ce50" office:value-type="float" office:value="964" calcext:value-type="float">
            <text:p><text:s text:c="3"/>964</text:p>
          </table:table-cell>
          <table:table-cell table:style-name="ce50" office:value-type="float" office:value="939" calcext:value-type="float">
            <text:p><text:s text:c="3"/>939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67" office:value-type="float" office:value="407" calcext:value-type="float">
            <text:p><text:s text:c="3"/>407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24612" calcext:value-type="float">
            <text:p><text:s text:c="3"/>24,612</text:p>
          </table:table-cell>
          <table:table-cell table:style-name="ce51" office:value-type="float" office:value="22824" calcext:value-type="float">
            <text:p><text:s text:c="3"/>22,824</text:p>
          </table:table-cell>
          <table:table-cell table:style-name="ce51" office:value-type="float" office:value="1106" calcext:value-type="float">
            <text:p><text:s text:c="3"/>1,106</text:p>
          </table:table-cell>
          <table:table-cell table:style-name="ce51" office:value-type="float" office:value="1046" calcext:value-type="float">
            <text:p><text:s text:c="3"/>1,046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682" calcext:value-type="float">
            <text:p><text:s text:c="3"/>682</text:p>
          </table:table-cell>
          <table:table-cell table:style-name="ce51" office:value-type="float" office:value="415" calcext:value-type="float">
            <text:p><text:s text:c="3"/>415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2306" calcext:value-type="float">
            <text:p><text:s text:c="3"/>12,306</text:p>
          </table:table-cell>
          <table:table-cell table:style-name="ce66" office:value-type="float" office:value="11921" calcext:value-type="float">
            <text:p><text:s text:c="3"/>11,921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92" office:value-type="float" office:value="225" calcext:value-type="float">
            <text:p><text:s text:c="3"/>22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2306" calcext:value-type="float">
            <text:p><text:s text:c="3"/>12,306</text:p>
          </table:table-cell>
          <table:table-cell table:style-name="ce67" office:value-type="float" office:value="10903" calcext:value-type="float">
            <text:p><text:s text:c="3"/>10,903</text:p>
          </table:table-cell>
          <table:table-cell table:style-name="ce50" office:value-type="float" office:value="1010" calcext:value-type="float">
            <text:p><text:s text:c="3"/>1,010</text:p>
          </table:table-cell>
          <table:table-cell table:style-name="ce50" office:value-type="float" office:value="978" calcext:value-type="float">
            <text:p><text:s text:c="3"/>978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50" office:value-type="float" office:value="351" calcext:value-type="float">
            <text:p><text:s text:c="3"/>351</text:p>
          </table:table-cell>
          <table:table-cell table:style-name="ce93" office:value-type="float" office:value="42" calcext:value-type="float">
            <text:p><text:s text:c="3"/>4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48" office:value-type="float" office:value="16090" calcext:value-type="float">
            <text:p><text:s text:c="3"/>16,090</text:p>
          </table:table-cell>
          <table:table-cell table:style-name="ce48" office:value-type="float" office:value="14544" calcext:value-type="float">
            <text:p><text:s text:c="3"/>14,544</text:p>
          </table:table-cell>
          <table:table-cell table:style-name="ce48" office:value-type="float" office:value="955" calcext:value-type="float">
            <text:p><text:s text:c="3"/>95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591" calcext:value-type="float">
            <text:p><text:s text:c="3"/>591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91" office:value-type="float" office:value="233" calcext:value-type="float">
            <text:p><text:s text:c="3"/>23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8045" calcext:value-type="float">
            <text:p><text:s text:c="3"/>8,045</text:p>
          </table:table-cell>
          <table:table-cell table:style-name="ce66" office:value-type="float" office:value="7720" calcext:value-type="float">
            <text:p><text:s text:c="3"/>7,720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92" office:value-type="float" office:value="201" calcext:value-type="float">
            <text:p><text:s text:c="3"/>20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8045" calcext:value-type="float">
            <text:p><text:s text:c="3"/>8,045</text:p>
          </table:table-cell>
          <table:table-cell table:style-name="ce67" office:value-type="float" office:value="6824" calcext:value-type="float">
            <text:p><text:s text:c="3"/>6,824</text:p>
          </table:table-cell>
          <table:table-cell table:style-name="ce50" office:value-type="float" office:value="869" calcext:value-type="float">
            <text:p><text:s text:c="3"/>869</text:p>
          </table:table-cell>
          <table:table-cell table:style-name="ce50" office:value-type="float" office:value="833" calcext:value-type="float">
            <text:p><text:s text:c="3"/>833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50" office:value-type="float" office:value="320" calcext:value-type="float">
            <text:p><text:s text:c="3"/>320</text:p>
          </table:table-cell>
          <table:table-cell table:style-name="ce93" office:value-type="float" office:value="32" calcext:value-type="float">
            <text:p><text:s text:c="3"/>3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48" office:value-type="float" office:value="15848" calcext:value-type="float">
            <text:p><text:s text:c="3"/>15,848</text:p>
          </table:table-cell>
          <table:table-cell table:style-name="ce48" office:value-type="float" office:value="14201" calcext:value-type="float">
            <text:p><text:s text:c="3"/>14,201</text:p>
          </table:table-cell>
          <table:table-cell table:style-name="ce48" office:value-type="float" office:value="1009" calcext:value-type="float">
            <text:p><text:s text:c="3"/>1,009</text:p>
          </table:table-cell>
          <table:table-cell table:style-name="ce48" office:value-type="float" office:value="972" calcext:value-type="float">
            <text:p><text:s text:c="3"/>9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638" calcext:value-type="float">
            <text:p><text:s text:c="3"/>638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91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6" office:value-type="float" office:value="7579" calcext:value-type="float">
            <text:p><text:s text:c="3"/>7,579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92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7924" calcext:value-type="float">
            <text:p><text:s text:c="3"/>7,924</text:p>
          </table:table-cell>
          <table:table-cell table:style-name="ce67" office:value-type="float" office:value="6622" calcext:value-type="float">
            <text:p><text:s text:c="3"/>6,622</text:p>
          </table:table-cell>
          <table:table-cell table:style-name="ce50" office:value-type="float" office:value="926" calcext:value-type="float">
            <text:p><text:s text:c="3"/>926</text:p>
          </table:table-cell>
          <table:table-cell table:style-name="ce50" office:value-type="float" office:value="908" calcext:value-type="float">
            <text:p><text:s text:c="3"/>908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67" office:value-type="float" office:value="376" calcext:value-type="float">
            <text:p><text:s text:c="3"/>376</text:p>
          </table:table-cell>
          <table:table-cell table:style-name="ce50" office:value-type="float" office:value="336" calcext:value-type="float">
            <text:p><text:s text:c="3"/>336</text:p>
          </table:table-cell>
          <table:table-cell table:style-name="ce93" office:value-type="float" office:value="40" calcext:value-type="float">
            <text:p><text:s text:c="3"/>40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6" office:value-type="string" calcext:value-type="string">
            <text:p>計</text:p>
          </table:table-cell>
          <table:table-cell table:style-name="ce48" office:value-type="float" office:value="27594" calcext:value-type="float">
            <text:p><text:s text:c="3"/>27,594</text:p>
          </table:table-cell>
          <table:table-cell table:style-name="ce48" office:value-type="float" office:value="25747" calcext:value-type="float">
            <text:p><text:s text:c="3"/>25,747</text:p>
          </table:table-cell>
          <table:table-cell table:style-name="ce48" office:value-type="float" office:value="1145" calcext:value-type="float">
            <text:p><text:s text:c="3"/>1,145</text:p>
          </table:table-cell>
          <table:table-cell table:style-name="ce48" office:value-type="float" office:value="1085" calcext:value-type="float">
            <text:p><text:s text:c="3"/>1,085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702" calcext:value-type="float">
            <text:p><text:s text:c="3"/>702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91" office:value-type="float" office:value="281" calcext:value-type="float">
            <text:p><text:s text:c="3"/>28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3388" calcext:value-type="float">
            <text:p><text:s text:c="3"/>13,388</text:p>
          </table:table-cell>
          <table:table-cell table:style-name="ce49" office:value-type="float" office:value="114" calcext:value-type="float">
            <text:p><text:s text:c="3"/>114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92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3797" calcext:value-type="float">
            <text:p><text:s text:c="3"/>13,797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50" office:value-type="float" office:value="1031" calcext:value-type="float">
            <text:p><text:s text:c="3"/>1,031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67" office:value-type="float" office:value="407" calcext:value-type="float">
            <text:p><text:s text:c="3"/>407</text:p>
          </table:table-cell>
          <table:table-cell table:style-name="ce50" office:value-type="float" office:value="363" calcext:value-type="float">
            <text:p><text:s text:c="3"/>363</text:p>
          </table:table-cell>
          <table:table-cell table:style-name="ce93" office:value-type="float" office:value="44" calcext:value-type="float">
            <text:p><text:s text:c="3"/>44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0560" calcext:value-type="float">
            <text:p><text:s text:c="3"/>30,560</text:p>
          </table:table-cell>
          <table:table-cell table:style-name="ce48" office:value-type="float" office:value="28947" calcext:value-type="float">
            <text:p><text:s text:c="3"/>28,947</text:p>
          </table:table-cell>
          <table:table-cell table:style-name="ce48" office:value-type="float" office:value="977" calcext:value-type="float">
            <text:p><text:s text:c="3"/>977</text:p>
          </table:table-cell>
          <table:table-cell table:style-name="ce48" office:value-type="float" office:value="911" calcext:value-type="float">
            <text:p><text:s text:c="3"/>91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36" calcext:value-type="float">
            <text:p><text:s text:c="3"/>636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91" office:value-type="float" office:value="247" calcext:value-type="float">
            <text:p><text:s text:c="3"/>24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938" calcext:value-type="float">
            <text:p><text:s text:c="3"/>14,938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59" calcext:value-type="float">
            <text:p><text:s text:c="3"/>25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92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009" calcext:value-type="float">
            <text:p><text:s text:c="3"/>14,009</text:p>
          </table:table-cell>
          <table:table-cell table:style-name="ce49" office:value-type="float" office:value="894" calcext:value-type="float">
            <text:p><text:s text:c="3"/>894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0602" calcext:value-type="float">
            <text:p><text:s text:c="3"/>30,602</text:p>
          </table:table-cell>
          <table:table-cell table:style-name="ce48" office:value-type="float" office:value="29012" calcext:value-type="float">
            <text:p><text:s text:c="3"/>29,012</text:p>
          </table:table-cell>
          <table:table-cell table:style-name="ce48" office:value-type="float" office:value="928" calcext:value-type="float">
            <text:p><text:s text:c="3"/>928</text:p>
          </table:table-cell>
          <table:table-cell table:style-name="ce48" office:value-type="float" office:value="863" calcext:value-type="float">
            <text:p><text:s text:c="3"/>863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662" calcext:value-type="float">
            <text:p><text:s text:c="3"/>662</text:p>
          </table:table-cell>
          <table:table-cell table:style-name="ce48" office:value-type="float" office:value="386" calcext:value-type="float">
            <text:p><text:s text:c="3"/>386</text:p>
          </table:table-cell>
          <table:table-cell table:style-name="ce91" office:value-type="float" office:value="276" calcext:value-type="float">
            <text:p><text:s text:c="3"/>27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952" calcext:value-type="float">
            <text:p><text:s text:c="3"/>14,952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6" office:value-type="float" office:value="268" calcext:value-type="float">
            <text:p><text:s text:c="3"/>268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92" office:value-type="float" office:value="215" calcext:value-type="float">
            <text:p><text:s text:c="3"/>21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6月止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47456" calcext:value-type="float">
            <text:p><text:s text:c="3"/>147,456</text:p>
          </table:table-cell>
          <table:table-cell table:style-name="ce52" office:value-type="float" office:value="137715" calcext:value-type="float">
            <text:p><text:s text:c="3"/>137,715</text:p>
          </table:table-cell>
          <table:table-cell table:style-name="ce52" office:value-type="float" office:value="5894" calcext:value-type="float">
            <text:p><text:s text:c="3"/>5,894</text:p>
          </table:table-cell>
          <table:table-cell table:style-name="ce52" office:value-type="float" office:value="5542" calcext:value-type="float">
            <text:p><text:s text:c="3"/>5,542</text:p>
          </table:table-cell>
          <table:table-cell table:style-name="ce52" office:value-type="float" office:value="352" calcext:value-type="float">
            <text:p><text:s text:c="3"/>352</text:p>
          </table:table-cell>
          <table:table-cell table:style-name="ce52" office:value-type="float" office:value="3847" calcext:value-type="float">
            <text:p><text:s text:c="3"/>3,847</text:p>
          </table:table-cell>
          <table:table-cell table:style-name="ce52" office:value-type="float" office:value="2280" calcext:value-type="float">
            <text:p><text:s text:c="3"/>2,280</text:p>
          </table:table-cell>
          <table:table-cell table:style-name="ce94" office:value-type="float" office:value="1567" calcext:value-type="float">
            <text:p><text:s text:c="3"/>1,5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73728" calcext:value-type="float">
            <text:p><text:s text:c="3"/>73,728</text:p>
          </table:table-cell>
          <table:table-cell table:style-name="ce42" office:value-type="float" office:value="71630" calcext:value-type="float">
            <text:p><text:s text:c="3"/>71,630</text:p>
          </table:table-cell>
          <table:table-cell table:style-name="ce42" office:value-type="float" office:value="567" calcext:value-type="float">
            <text:p><text:s text:c="3"/>567</text:p>
          </table:table-cell>
          <table:table-cell table:style-name="ce42" office:value-type="float" office:value="390" calcext:value-type="float">
            <text:p><text:s text:c="3"/>390</text:p>
          </table:table-cell>
          <table:table-cell table:style-name="ce42" office:value-type="float" office:value="177" calcext:value-type="float">
            <text:p><text:s text:c="3"/>177</text:p>
          </table:table-cell>
          <table:table-cell table:style-name="ce42" office:value-type="float" office:value="1531" calcext:value-type="float">
            <text:p><text:s text:c="3"/>1,531</text:p>
          </table:table-cell>
          <table:table-cell table:style-name="ce42" office:value-type="float" office:value="290" calcext:value-type="float">
            <text:p><text:s text:c="3"/>290</text:p>
          </table:table-cell>
          <table:table-cell table:style-name="ce73" office:value-type="float" office:value="1241" calcext:value-type="float">
            <text:p><text:s text:c="3"/>1,24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73728" calcext:value-type="float">
            <text:p><text:s text:c="3"/>73,728</text:p>
          </table:table-cell>
          <table:table-cell table:style-name="ce43" office:value-type="float" office:value="66085" calcext:value-type="float">
            <text:p><text:s text:c="3"/>66,085</text:p>
          </table:table-cell>
          <table:table-cell table:style-name="ce43" office:value-type="float" office:value="5327" calcext:value-type="float">
            <text:p><text:s text:c="3"/>5,327</text:p>
          </table:table-cell>
          <table:table-cell table:style-name="ce43" office:value-type="float" office:value="5152" calcext:value-type="float">
            <text:p><text:s text:c="3"/>5,152</text:p>
          </table:table-cell>
          <table:table-cell table:style-name="ce43" office:value-type="float" office:value="175" calcext:value-type="float">
            <text:p><text:s text:c="3"/>175</text:p>
          </table:table-cell>
          <table:table-cell table:style-name="ce43" office:value-type="float" office:value="2316" calcext:value-type="float">
            <text:p><text:s text:c="3"/>2,316</text:p>
          </table:table-cell>
          <table:table-cell table:style-name="ce43" office:value-type="float" office:value="1990" calcext:value-type="float">
            <text:p><text:s text:c="3"/>1,990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4516" calcext:value-type="float">
            <text:p><text:s text:c="3"/>34,516</text:p>
          </table:table-cell>
          <table:table-cell table:style-name="ce48" office:value-type="float" office:value="32746" calcext:value-type="float">
            <text:p><text:s text:c="3"/>32,746</text:p>
          </table:table-cell>
          <table:table-cell table:style-name="ce48" office:value-type="float" office:value="1091" calcext:value-type="float">
            <text:p><text:s text:c="3"/>1,091</text:p>
          </table:table-cell>
          <table:table-cell table:style-name="ce48" office:value-type="float" office:value="1030" calcext:value-type="float">
            <text:p><text:s text:c="3"/>1,03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425" calcext:value-type="float">
            <text:p><text:s text:c="3"/>425</text:p>
          </table:table-cell>
          <table:table-cell table:style-name="ce91" office:value-type="float" office:value="254" calcext:value-type="float">
            <text:p><text:s text:c="3"/>25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6932" calcext:value-type="float">
            <text:p><text:s text:c="3"/>16,932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5814" calcext:value-type="float">
            <text:p><text:s text:c="3"/>15,814</text:p>
          </table:table-cell>
          <table:table-cell table:style-name="ce49" office:value-type="float" office:value="1006" calcext:value-type="float">
            <text:p><text:s text:c="3"/>1,006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15548" calcext:value-type="float">
            <text:p><text:s text:c="3"/>15,548</text:p>
          </table:table-cell>
          <table:table-cell table:style-name="ce48" office:value-type="float" office:value="13974" calcext:value-type="float">
            <text:p><text:s text:c="3"/>13,974</text:p>
          </table:table-cell>
          <table:table-cell table:style-name="ce48" office:value-type="float" office:value="1087" calcext:value-type="float">
            <text:p><text:s text:c="3"/>1,087</text:p>
          </table:table-cell>
          <table:table-cell table:style-name="ce48" office:value-type="float" office:value="1052" calcext:value-type="float">
            <text:p><text:s text:c="3"/>1,052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487" calcext:value-type="float">
            <text:p><text:s text:c="3"/>487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91" office:value-type="float" office:value="228" calcext:value-type="float">
            <text:p><text:s text:c="3"/>22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7452" calcext:value-type="float">
            <text:p><text:s text:c="3"/>7,452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92" office:value-type="float" office:value="190" calcext:value-type="float">
            <text:p><text:s text:c="3"/>19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6522" calcext:value-type="float">
            <text:p><text:s text:c="3"/>6,522</text:p>
          </table:table-cell>
          <table:table-cell table:style-name="ce49" office:value-type="float" office:value="994" calcext:value-type="float">
            <text:p><text:s text:c="3"/>994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27124" calcext:value-type="float">
            <text:p><text:s text:c="3"/>27,124</text:p>
          </table:table-cell>
          <table:table-cell table:style-name="ce48" office:value-type="float" office:value="25545" calcext:value-type="float">
            <text:p><text:s text:c="3"/>25,545</text:p>
          </table:table-cell>
          <table:table-cell table:style-name="ce48" office:value-type="float" office:value="906" calcext:value-type="float">
            <text:p><text:s text:c="3"/>906</text:p>
          </table:table-cell>
          <table:table-cell table:style-name="ce48" office:value-type="float" office:value="840" calcext:value-type="float">
            <text:p><text:s text:c="3"/>840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73" calcext:value-type="float">
            <text:p><text:s text:c="3"/>673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3196" calcext:value-type="float">
            <text:p><text:s text:c="3"/>13,196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2349" calcext:value-type="float">
            <text:p><text:s text:c="3"/>12,349</text:p>
          </table:table-cell>
          <table:table-cell table:style-name="ce49" office:value-type="float" office:value="803" calcext:value-type="float">
            <text:p><text:s text:c="3"/>80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49" office:value-type="float" office:value="349" calcext:value-type="float">
            <text:p><text:s text:c="3"/>349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20670" calcext:value-type="float">
            <text:p><text:s text:c="3"/>20,670</text:p>
          </table:table-cell>
          <table:table-cell table:style-name="ce48" office:value-type="float" office:value="19099" calcext:value-type="float">
            <text:p><text:s text:c="3"/>19,099</text:p>
          </table:table-cell>
          <table:table-cell table:style-name="ce48" office:value-type="float" office:value="944" calcext:value-type="float">
            <text:p><text:s text:c="3"/>944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627" calcext:value-type="float">
            <text:p><text:s text:c="3"/>627</text:p>
          </table:table-cell>
          <table:table-cell table:style-name="ce48" office:value-type="float" office:value="367" calcext:value-type="float">
            <text:p><text:s text:c="3"/>367</text:p>
          </table:table-cell>
          <table:table-cell table:style-name="ce91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6" office:value-type="float" office:value="9994" calcext:value-type="float">
            <text:p><text:s text:c="3"/>9,994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92" office:value-type="float" office:value="207" calcext:value-type="float">
            <text:p><text:s text:c="3"/>20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6" office:value-type="float" office:value="9105" calcext:value-type="float">
            <text:p><text:s text:c="3"/>9,105</text:p>
          </table:table-cell>
          <table:table-cell table:style-name="ce49" office:value-type="float" office:value="857" calcext:value-type="float">
            <text:p><text:s text:c="3"/>857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6" office:value-type="float" office:value="373" calcext:value-type="float">
            <text:p><text:s text:c="3"/>373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32046" calcext:value-type="float">
            <text:p><text:s text:c="3"/>32,046</text:p>
          </table:table-cell>
          <table:table-cell table:style-name="ce48" office:value-type="float" office:value="30277" calcext:value-type="float">
            <text:p><text:s text:c="3"/>30,277</text:p>
          </table:table-cell>
          <table:table-cell table:style-name="ce48" office:value-type="float" office:value="1009" calcext:value-type="float">
            <text:p><text:s text:c="3"/>1,009</text:p>
          </table:table-cell>
          <table:table-cell table:style-name="ce48" office:value-type="float" office:value="940" calcext:value-type="float">
            <text:p><text:s text:c="3"/>94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760" calcext:value-type="float">
            <text:p><text:s text:c="3"/>760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91" office:value-type="float" office:value="307" calcext:value-type="float">
            <text:p><text:s text:c="3"/>30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6023" calcext:value-type="float">
            <text:p><text:s text:c="3"/>16,023</text:p>
          </table:table-cell>
          <table:table-cell table:style-name="ce66" office:value-type="float" office:value="15631" calcext:value-type="float">
            <text:p><text:s text:c="3"/>15,631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93" calcext:value-type="float">
            <text:p><text:s text:c="3"/>293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92" office:value-type="float" office:value="238" calcext:value-type="float">
            <text:p><text:s text:c="3"/>238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49" office:value-type="float" office:value="16023" calcext:value-type="float">
            <text:p><text:s text:c="3"/>16,023</text:p>
          </table:table-cell>
          <table:table-cell table:style-name="ce66" office:value-type="float" office:value="14646" calcext:value-type="float">
            <text:p><text:s text:c="3"/>14,646</text:p>
          </table:table-cell>
          <table:table-cell table:style-name="ce49" office:value-type="float" office:value="910" calcext:value-type="float">
            <text:p><text:s text:c="3"/>910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49" office:value-type="float" office:value="398" calcext:value-type="float">
            <text:p><text:s text:c="3"/>398</text:p>
          </table:table-cell>
          <table:table-cell table:style-name="ce92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17552" calcext:value-type="float">
            <text:p><text:s text:c="3"/>17,552</text:p>
          </table:table-cell>
          <table:table-cell table:style-name="ce48" office:value-type="float" office:value="16074" calcext:value-type="float">
            <text:p><text:s text:c="3"/>16,074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48" office:value-type="float" office:value="785" calcext:value-type="float">
            <text:p><text:s text:c="3"/>785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621" calcext:value-type="float">
            <text:p><text:s text:c="3"/>621</text:p>
          </table:table-cell>
          <table:table-cell table:style-name="ce48" office:value-type="float" office:value="370" calcext:value-type="float">
            <text:p><text:s text:c="3"/>370</text:p>
          </table:table-cell>
          <table:table-cell table:style-name="ce91" office:value-type="float" office:value="251" calcext:value-type="float">
            <text:p><text:s text:c="3"/>25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8776" calcext:value-type="float">
            <text:p><text:s text:c="3"/>8,776</text:p>
          </table:table-cell>
          <table:table-cell table:style-name="ce66" office:value-type="float" office:value="8425" calcext:value-type="float">
            <text:p><text:s text:c="3"/>8,425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49" office:value-type="float" office:value="8776" calcext:value-type="float">
            <text:p><text:s text:c="3"/>8,776</text:p>
          </table:table-cell>
          <table:table-cell table:style-name="ce66" office:value-type="float" office:value="7649" calcext:value-type="float">
            <text:p><text:s text:c="3"/>7,649</text:p>
          </table:table-cell>
          <table:table-cell table:style-name="ce49" office:value-type="float" office:value="757" calcext:value-type="float">
            <text:p><text:s text:c="3"/>757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49" office:value-type="float" office:value="319" calcext:value-type="float">
            <text:p><text:s text:c="3"/>319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4" office:value-type="float" office:value="-16.76" calcext:value-type="float">
            <text:p><text:s text:c="3"/>－16.76</text:p>
          </table:table-cell>
          <table:table-cell table:style-name="ce54" office:value-type="float" office:value="-16.91" calcext:value-type="float">
            <text:p><text:s text:c="3"/>－16.91</text:p>
          </table:table-cell>
          <table:table-cell table:style-name="ce54" office:value-type="float" office:value="-18.61" calcext:value-type="float">
            <text:p><text:s text:c="3"/>－18.61</text:p>
          </table:table-cell>
          <table:table-cell table:style-name="ce54" office:value-type="float" office:value="-21.42" calcext:value-type="float">
            <text:p><text:s text:c="3"/>－21.42</text:p>
          </table:table-cell>
          <table:table-cell table:style-name="ce54" office:value-type="float" office:value="33.33" calcext:value-type="float">
            <text:p><text:s/>33.33</text:p>
          </table:table-cell>
          <table:table-cell table:style-name="ce54" office:value-type="float" office:value="-9.74" calcext:value-type="float">
            <text:p><text:s text:c="3"/>－9.74</text:p>
          </table:table-cell>
          <table:table-cell table:style-name="ce54" office:value-type="float" office:value="-14.94" calcext:value-type="float">
            <text:p><text:s text:c="3"/>－14.94</text:p>
          </table:table-cell>
          <table:table-cell table:style-name="ce95" office:value-type="float" office:value="-0.79" calcext:value-type="float">
            <text:p><text:s text:c="3"/>－0.7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-16.76" calcext:value-type="float">
            <text:p><text:s text:c="3"/>－16.76</text:p>
          </table:table-cell>
          <table:table-cell table:style-name="ce55" office:value-type="float" office:value="-17.18" calcext:value-type="float">
            <text:p><text:s text:c="3"/>－17.18</text:p>
          </table:table-cell>
          <table:table-cell table:style-name="ce55" office:value-type="float" office:value="12.36" calcext:value-type="float">
            <text:p><text:s/>12.36</text:p>
          </table:table-cell>
          <table:table-cell table:style-name="ce55" office:value-type="float" office:value="1.67" calcext:value-type="float">
            <text:p><text:s/>1.67</text:p>
          </table:table-cell>
          <table:table-cell table:style-name="ce55" office:value-type="float" office:value="34.48" calcext:value-type="float">
            <text:p><text:s/>34.48</text:p>
          </table:table-cell>
          <table:table-cell table:style-name="ce55" office:value-type="float" office:value="-10.68" calcext:value-type="float">
            <text:p><text:s text:c="3"/>－10.68</text:p>
          </table:table-cell>
          <table:table-cell table:style-name="ce55" office:value-type="float" office:value="-32" calcext:value-type="float">
            <text:p><text:s text:c="3"/>－32.00</text:p>
          </table:table-cell>
          <table:table-cell table:style-name="ce96" office:value-type="float" office:value="-2.91" calcext:value-type="float">
            <text:p><text:s text:c="3"/>－2.91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-16.76" calcext:value-type="float">
            <text:p><text:s text:c="3"/>－16.76</text:p>
          </table:table-cell>
          <table:table-cell table:style-name="ce56" office:value-type="float" office:value="-16.6" calcext:value-type="float">
            <text:p><text:s text:c="3"/>－16.60</text:p>
          </table:table-cell>
          <table:table-cell table:style-name="ce56" office:value-type="float" office:value="-21.47" calcext:value-type="float">
            <text:p><text:s text:c="3"/>－21.47</text:p>
          </table:table-cell>
          <table:table-cell table:style-name="ce56" office:value-type="float" office:value="-22.9" calcext:value-type="float">
            <text:p><text:s text:c="3"/>－22.90</text:p>
          </table:table-cell>
          <table:table-cell table:style-name="ce56" office:value-type="float" office:value="32" calcext:value-type="float">
            <text:p><text:s/>32.00</text:p>
          </table:table-cell>
          <table:table-cell table:style-name="ce56" office:value-type="float" office:value="-9.09" calcext:value-type="float">
            <text:p><text:s text:c="3"/>－9.09</text:p>
          </table:table-cell>
          <table:table-cell table:style-name="ce56" office:value-type="float" office:value="-11.39" calcext:value-type="float">
            <text:p><text:s text:c="3"/>－11.39</text:p>
          </table:table-cell>
          <table:table-cell table:style-name="ce97" office:value-type="float" office:value="8.51" calcext:value-type="float">
            <text:p><text:s/>8.51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57" office:value-type="float" office:value="-45.23" calcext:value-type="float">
            <text:p><text:s text:c="3"/>－45.23</text:p>
          </table:table-cell>
          <table:table-cell table:style-name="ce57" office:value-type="float" office:value="-46.91" calcext:value-type="float">
            <text:p><text:s text:c="3"/>－46.91</text:p>
          </table:table-cell>
          <table:table-cell table:style-name="ce57" office:value-type="float" office:value="-15.06" calcext:value-type="float">
            <text:p><text:s text:c="3"/>－15.06</text:p>
          </table:table-cell>
          <table:table-cell table:style-name="ce57" office:value-type="float" office:value="-16.49" calcext:value-type="float">
            <text:p><text:s text:c="3"/>－16.49</text:p>
          </table:table-cell>
          <table:table-cell table:style-name="ce57" office:value-type="float" office:value="4.35" calcext:value-type="float">
            <text:p><text:s/>4.35</text:p>
          </table:table-cell>
          <table:table-cell table:style-name="ce57" office:value-type="float" office:value="-18.29" calcext:value-type="float">
            <text:p><text:s text:c="3"/>－18.29</text:p>
          </table:table-cell>
          <table:table-cell table:style-name="ce57" office:value-type="float" office:value="-18.32" calcext:value-type="float">
            <text:p><text:s text:c="3"/>－18.32</text:p>
          </table:table-cell>
          <table:table-cell table:style-name="ce98" office:value-type="float" office:value="-18.24" calcext:value-type="float">
            <text:p><text:s text:c="3"/>－18.24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-45.23" calcext:value-type="float">
            <text:p><text:s text:c="3"/>－45.23</text:p>
          </table:table-cell>
          <table:table-cell table:style-name="ce55" office:value-type="float" office:value="-46.1" calcext:value-type="float">
            <text:p><text:s text:c="3"/>－46.10</text:p>
          </table:table-cell>
          <table:table-cell table:style-name="ce55" office:value-type="float" office:value="1.01" calcext:value-type="float">
            <text:p><text:s/>1.01</text:p>
          </table:table-cell>
          <table:table-cell table:style-name="ce55" office:value-type="float" office:value="-14.08" calcext:value-type="float">
            <text:p><text:s text:c="3"/>－14.08</text:p>
          </table:table-cell>
          <table:table-cell table:style-name="ce55" office:value-type="float" office:value="39.29" calcext:value-type="float">
            <text:p><text:s/>39.29</text:p>
          </table:table-cell>
          <table:table-cell table:style-name="ce55" office:value-type="float" office:value="-14.33" calcext:value-type="float">
            <text:p><text:s text:c="3"/>－14.33</text:p>
          </table:table-cell>
          <table:table-cell table:style-name="ce55" office:value-type="float" office:value="-7.27" calcext:value-type="float">
            <text:p><text:s text:c="3"/>－7.27</text:p>
          </table:table-cell>
          <table:table-cell table:style-name="ce96" office:value-type="float" office:value="-15.97" calcext:value-type="float">
            <text:p><text:s text:c="3"/>－15.97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-45.23" calcext:value-type="float">
            <text:p><text:s text:c="3"/>－45.23</text:p>
          </table:table-cell>
          <table:table-cell table:style-name="ce56" office:value-type="float" office:value="-47.77" calcext:value-type="float">
            <text:p><text:s text:c="3"/>－47.77</text:p>
          </table:table-cell>
          <table:table-cell table:style-name="ce56" office:value-type="float" office:value="-16.81" calcext:value-type="float">
            <text:p><text:s text:c="3"/>－16.81</text:p>
          </table:table-cell>
          <table:table-cell table:style-name="ce56" office:value-type="float" office:value="-16.69" calcext:value-type="float">
            <text:p><text:s text:c="3"/>－16.69</text:p>
          </table:table-cell>
          <table:table-cell table:style-name="ce56" office:value-type="float" office:value="-19.51" calcext:value-type="float">
            <text:p><text:s text:c="3"/>－19.51</text:p>
          </table:table-cell>
          <table:table-cell table:style-name="ce56" office:value-type="float" office:value="-20.77" calcext:value-type="float">
            <text:p><text:s text:c="3"/>－20.77</text:p>
          </table:table-cell>
          <table:table-cell table:style-name="ce56" office:value-type="float" office:value="-19.85" calcext:value-type="float">
            <text:p><text:s text:c="3"/>－19.85</text:p>
          </table:table-cell>
          <table:table-cell table:style-name="ce97" office:value-type="float" office:value="-26.09" calcext:value-type="float">
            <text:p><text:s text:c="3"/>－26.09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7月3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7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13" office:value-type="string" office:string-value="中 華 民 國 102 年 6 月 份" calcext:value-type="string" table:number-columns-spanned="4" table:number-rows-spanned="1">
            <text:p><text:s/>中 華 民 國 102 年 6 月 份 </text:p>
          </table:table-cell>
          <table:covered-table-cell table:number-columns-repeated="3" table:style-name="ce113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2" table:style-name="ce109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15"/>
          <table:covered-table-cell table:style-name="ce117"/>
          <table:table-cell table:style-name="ce7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3" table:style-name="ce109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106"/>
          <table:covered-table-cell table:number-columns-repeated="6" table:style-name="ce110"/>
          <table:covered-table-cell table:style-name="ce30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7552" calcext:value-type="float">
            <text:p><text:s text:c="3"/>17,552</text:p>
          </table:table-cell>
          <table:table-cell table:style-name="ce60" office:value-type="float" office:value="16074" calcext:value-type="float">
            <text:p><text:s text:c="3"/>16,074</text:p>
          </table:table-cell>
          <table:table-cell table:style-name="ce60" office:value-type="float" office:value="857" calcext:value-type="float">
            <text:p><text:s text:c="3"/>857</text:p>
          </table:table-cell>
          <table:table-cell table:style-name="ce116" office:value-type="float" office:value="785" calcext:value-type="float">
            <text:p><text:s text:c="3"/>785</text:p>
          </table:table-cell>
          <table:table-cell table:style-name="ce116" office:value-type="float" office:value="72" calcext:value-type="float">
            <text:p><text:s text:c="3"/>72</text:p>
          </table:table-cell>
          <table:table-cell table:style-name="ce116" office:value-type="float" office:value="621" calcext:value-type="float">
            <text:p><text:s text:c="3"/>621</text:p>
          </table:table-cell>
          <table:table-cell table:style-name="ce116" office:value-type="float" office:value="370" calcext:value-type="float">
            <text:p><text:s text:c="3"/>370</text:p>
          </table:table-cell>
          <table:table-cell table:style-name="ce119" office:value-type="float" office:value="251" calcext:value-type="float">
            <text:p><text:s text:c="3"/>251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8776" calcext:value-type="float">
            <text:p><text:s text:c="3"/>8,776</text:p>
          </table:table-cell>
          <table:table-cell table:style-name="ce60" office:value-type="float" office:value="8425" calcext:value-type="float">
            <text:p><text:s text:c="3"/>8,42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120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8776" calcext:value-type="float">
            <text:p><text:s text:c="3"/>8,776</text:p>
          </table:table-cell>
          <table:table-cell table:style-name="ce61" office:value-type="float" office:value="7649" calcext:value-type="float">
            <text:p><text:s text:c="3"/>7,649</text:p>
          </table:table-cell>
          <table:table-cell table:style-name="ce61" office:value-type="float" office:value="757" calcext:value-type="float">
            <text:p><text:s text:c="3"/>757</text:p>
          </table:table-cell>
          <table:table-cell table:style-name="ce61" office:value-type="float" office:value="724" calcext:value-type="float">
            <text:p><text:s text:c="3"/>724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style-name="ce61" office:value-type="float" office:value="370" calcext:value-type="float">
            <text:p><text:s text:c="3"/>370</text:p>
          </table:table-cell>
          <table:table-cell table:style-name="ce61" office:value-type="float" office:value="319" calcext:value-type="float">
            <text:p><text:s text:c="3"/>319</text:p>
          </table:table-cell>
          <table:table-cell table:style-name="ce12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486" calcext:value-type="float">
            <text:p><text:s text:c="3"/>3,486</text:p>
          </table:table-cell>
          <table:table-cell table:style-name="ce44" office:value-type="float" office:value="3187" calcext:value-type="float">
            <text:p><text:s text:c="3"/>3,187</text:p>
          </table:table-cell>
          <table:table-cell table:style-name="ce44" office:value-type="float" office:value="183" calcext:value-type="float">
            <text:p><text:s text:c="3"/>183</text:p>
          </table:table-cell>
          <table:table-cell table:style-name="ce44" office:value-type="float" office:value="164" calcext:value-type="float">
            <text:p><text:s text:c="3"/>164</text:p>
          </table:table-cell>
          <table:table-cell table:style-name="ce44" office:value-type="float" office:value="19" calcext:value-type="float">
            <text:p><text:s text:c="3"/>19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743" calcext:value-type="float">
            <text:p><text:s text:c="3"/>1,743</text:p>
          </table:table-cell>
          <table:table-cell table:style-name="ce64" office:value-type="float" office:value="1670" calcext:value-type="float">
            <text:p><text:s text:c="3"/>1,670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51" calcext:value-type="float">
            <text:p><text:s text:c="3"/>51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43" calcext:value-type="float">
            <text:p><text:s text:c="3"/>1,743</text:p>
          </table:table-cell>
          <table:table-cell table:style-name="ce65" office:value-type="float" office:value="1517" calcext:value-type="float">
            <text:p><text:s text:c="3"/>1,517</text:p>
          </table:table-cell>
          <table:table-cell table:style-name="ce43" office:value-type="float" office:value="161" calcext:value-type="float">
            <text:p><text:s text:c="3"/>161</text:p>
          </table:table-cell>
          <table:table-cell table:style-name="ce43" office:value-type="float" office:value="152" calcext:value-type="float">
            <text:p><text:s text:c="3"/>152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53" calcext:value-type="float">
            <text:p><text:s text:c="3"/>53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344" calcext:value-type="float">
            <text:p><text:s text:c="3"/>2,344</text:p>
          </table:table-cell>
          <table:table-cell table:style-name="ce44" office:value-type="float" office:value="2123" calcext:value-type="float">
            <text:p><text:s text:c="3"/>2,123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172" calcext:value-type="float">
            <text:p><text:s text:c="3"/>1,172</text:p>
          </table:table-cell>
          <table:table-cell table:style-name="ce64" office:value-type="float" office:value="1092" calcext:value-type="float">
            <text:p><text:s text:c="3"/>1,092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57" calcext:value-type="float">
            <text:p><text:s text:c="3"/>57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7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172" calcext:value-type="float">
            <text:p><text:s text:c="3"/>1,172</text:p>
          </table:table-cell>
          <table:table-cell table:style-name="ce65" office:value-type="float" office:value="1031" calcext:value-type="float">
            <text:p><text:s text:c="3"/>1,031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990" calcext:value-type="float">
            <text:p><text:s text:c="3"/>1,990</text:p>
          </table:table-cell>
          <table:table-cell table:style-name="ce44" office:value-type="float" office:value="1830" calcext:value-type="float">
            <text:p><text:s text:c="3"/>1,830</text:p>
          </table:table-cell>
          <table:table-cell table:style-name="ce44" office:value-type="float" office:value="103" calcext:value-type="float">
            <text:p><text:s text:c="3"/>103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995" calcext:value-type="float">
            <text:p><text:s text:c="3"/>995</text:p>
          </table:table-cell>
          <table:table-cell table:style-name="ce64" office:value-type="float" office:value="960" calcext:value-type="float">
            <text:p><text:s text:c="3"/>960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20" calcext:value-type="float">
            <text:p><text:s text:c="3"/>20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65" office:value-type="float" office:value="870" calcext:value-type="float">
            <text:p><text:s text:c="3"/>870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37" calcext:value-type="float">
            <text:p><text:s text:c="3"/>37</text:p>
          </table:table-cell>
          <table:table-cell table:style-name="ce43" office:value-type="float" office:value="33" calcext:value-type="float">
            <text:p><text:s text:c="3"/>33</text:p>
          </table:table-cell>
          <table:table-cell table:style-name="ce7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224" calcext:value-type="float">
            <text:p><text:s text:c="3"/>1,224</text:p>
          </table:table-cell>
          <table:table-cell table:style-name="ce44" office:value-type="float" office:value="1145" calcext:value-type="float">
            <text:p><text:s text:c="3"/>1,145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28" calcext:value-type="float">
            <text:p><text:s text:c="3"/>28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7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612" calcext:value-type="float">
            <text:p><text:s text:c="3"/>612</text:p>
          </table:table-cell>
          <table:table-cell table:style-name="ce64" office:value-type="float" office:value="595" calcext:value-type="float">
            <text:p><text:s text:c="3"/>595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612" calcext:value-type="float">
            <text:p><text:s text:c="3"/>612</text:p>
          </table:table-cell>
          <table:table-cell table:style-name="ce65" office:value-type="float" office:value="550" calcext:value-type="float">
            <text:p><text:s text:c="3"/>550</text:p>
          </table:table-cell>
          <table:table-cell table:style-name="ce43" office:value-type="float" office:value="42" calcext:value-type="float">
            <text:p><text:s text:c="3"/>42</text:p>
          </table:table-cell>
          <table:table-cell table:style-name="ce43" office:value-type="float" office:value="41" calcext:value-type="float">
            <text:p><text:s text:c="3"/>4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898" calcext:value-type="float">
            <text:p><text:s text:c="3"/>1,898</text:p>
          </table:table-cell>
          <table:table-cell table:style-name="ce44" office:value-type="float" office:value="1761" calcext:value-type="float">
            <text:p><text:s text:c="3"/>1,761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949" calcext:value-type="float">
            <text:p><text:s text:c="3"/>949</text:p>
          </table:table-cell>
          <table:table-cell table:style-name="ce64" office:value-type="float" office:value="917" calcext:value-type="float">
            <text:p><text:s text:c="3"/>917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949" calcext:value-type="float">
            <text:p><text:s text:c="3"/>949</text:p>
          </table:table-cell>
          <table:table-cell table:style-name="ce65" office:value-type="float" office:value="844" calcext:value-type="float">
            <text:p><text:s text:c="3"/>844</text:p>
          </table:table-cell>
          <table:table-cell table:style-name="ce43" office:value-type="float" office:value="74" calcext:value-type="float">
            <text:p><text:s text:c="3"/>74</text:p>
          </table:table-cell>
          <table:table-cell table:style-name="ce43" office:value-type="float" office:value="72" calcext:value-type="float">
            <text:p><text:s text:c="3"/>7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7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1" office:value-type="string" calcext:value-type="string">
            <text:p>計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5969" calcext:value-type="float">
            <text:p><text:s text:c="3"/>5,969</text:p>
          </table:table-cell>
          <table:table-cell table:style-name="ce62" office:value-type="float" office:value="299" calcext:value-type="float">
            <text:p><text:s text:c="3"/>299</text:p>
          </table:table-cell>
          <table:table-cell table:style-name="ce62" office:value-type="float" office:value="273" calcext:value-type="float">
            <text:p><text:s text:c="3"/>273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270" calcext:value-type="float">
            <text:p><text:s text:c="3"/>270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62" office:value-type="float" office:value="3269" calcext:value-type="float">
            <text:p><text:s text:c="3"/>3,269</text:p>
          </table:table-cell>
          <table:table-cell table:style-name="ce62" office:value-type="float" office:value="3156" calcext:value-type="float">
            <text:p><text:s text:c="3"/>3,156</text:p>
          </table:table-cell>
          <table:table-cell table:style-name="ce62" office:value-type="float" office:value="28" calcext:value-type="float">
            <text:p><text:s text:c="3"/>28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122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3" office:value-type="float" office:value="3269" calcext:value-type="float">
            <text:p><text:s text:c="3"/>3,269</text:p>
          </table:table-cell>
          <table:table-cell table:style-name="ce63" office:value-type="float" office:value="2813" calcext:value-type="float">
            <text:p><text:s text:c="3"/>2,813</text:p>
          </table:table-cell>
          <table:table-cell table:style-name="ce63" office:value-type="float" office:value="271" calcext:value-type="float">
            <text:p><text:s text:c="3"/>271</text:p>
          </table:table-cell>
          <table:table-cell table:style-name="ce63" office:value-type="float" office:value="258" calcext:value-type="float">
            <text:p><text:s text:c="3"/>258</text:p>
          </table:table-cell>
          <table:table-cell table:style-name="ce63" office:value-type="float" office:value="13" calcext:value-type="float">
            <text:p><text:s text:c="3"/>13</text:p>
          </table:table-cell>
          <table:table-cell table:style-name="ce63" office:value-type="float" office:value="185" calcext:value-type="float">
            <text:p><text:s text:c="3"/>185</text:p>
          </table:table-cell>
          <table:table-cell table:style-name="ce63" office:value-type="float" office:value="168" calcext:value-type="float">
            <text:p><text:s text:c="3"/>168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6" office:value-type="string" calcext:value-type="string">
            <text:p>計</text:p>
          </table:table-cell>
          <table:table-cell table:style-name="ce112" office:value-type="float" office:value="268" calcext:value-type="float">
            <text:p><text:s text:c="3"/>268</text:p>
          </table:table-cell>
          <table:table-cell table:style-name="ce112" office:value-type="float" office:value="253" calcext:value-type="float">
            <text:p><text:s text:c="3"/>253</text:p>
          </table:table-cell>
          <table:table-cell table:number-columns-repeated="2"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34" calcext:value-type="float">
            <text:p><text:s text:c="3"/>134</text:p>
          </table:table-cell>
          <table:table-cell table:style-name="ce114" office:value-type="float" office:value="133" calcext:value-type="float">
            <text:p><text:s text:c="3"/>133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34" calcext:value-type="float">
            <text:p><text:s text:c="3"/>134</text:p>
          </table:table-cell>
          <table:table-cell table:style-name="ce50" office:value-type="float" office:value="120" calcext:value-type="float">
            <text:p><text:s text:c="3"/>120</text:p>
          </table:table-cell>
          <table:table-cell table:number-columns-repeated="2" table:style-name="ce50" office:value-type="float" office:value="11" calcext:value-type="float">
            <text:p><text:s text:c="3"/>1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668" calcext:value-type="float">
            <text:p><text:s text:c="3"/>1,668</text:p>
          </table:table-cell>
          <table:table-cell table:style-name="ce112" office:value-type="float" office:value="1500" calcext:value-type="float">
            <text:p><text:s text:c="3"/>1,500</text:p>
          </table:table-cell>
          <table:table-cell table:style-name="ce112" office:value-type="float" office:value="83" calcext:value-type="float">
            <text:p><text:s text:c="3"/>83</text:p>
          </table:table-cell>
          <table:table-cell table:style-name="ce112" office:value-type="float" office:value="75" calcext:value-type="float">
            <text:p><text:s text:c="3"/>7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85" calcext:value-type="float">
            <text:p><text:s text:c="3"/>85</text:p>
          </table:table-cell>
          <table:table-cell table:style-name="ce112" office:value-type="float" office:value="57" calcext:value-type="float">
            <text:p><text:s text:c="3"/>57</text:p>
          </table:table-cell>
          <table:table-cell table:style-name="ce118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834" calcext:value-type="float">
            <text:p><text:s text:c="3"/>834</text:p>
          </table:table-cell>
          <table:table-cell table:style-name="ce114" office:value-type="float" office:value="791" calcext:value-type="float">
            <text:p><text:s text:c="3"/>791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834" calcext:value-type="float">
            <text:p><text:s text:c="3"/>834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438" calcext:value-type="float">
            <text:p><text:s text:c="3"/>438</text:p>
          </table:table-cell>
          <table:table-cell table:style-name="ce112" office:value-type="float" office:value="397" calcext:value-type="float">
            <text:p><text:s text:c="3"/>397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19" calcext:value-type="float">
            <text:p><text:s text:c="3"/>219</text:p>
          </table:table-cell>
          <table:table-cell table:style-name="ce114" office:value-type="float" office:value="209" calcext:value-type="float">
            <text:p><text:s text:c="3"/>209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19" calcext:value-type="float">
            <text:p><text:s text:c="3"/>219</text:p>
          </table:table-cell>
          <table:table-cell table:style-name="ce50" office:value-type="float" office:value="188" calcext:value-type="float">
            <text:p><text:s text:c="3"/>188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466" calcext:value-type="float">
            <text:p><text:s text:c="3"/>466</text:p>
          </table:table-cell>
          <table:table-cell table:style-name="ce112" office:value-type="float" office:value="422" calcext:value-type="float">
            <text:p><text:s text:c="3"/>422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33" calcext:value-type="float">
            <text:p><text:s text:c="3"/>233</text:p>
          </table:table-cell>
          <table:table-cell table:style-name="ce114" office:value-type="float" office:value="225" calcext:value-type="float">
            <text:p><text:s text:c="3"/>22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197" calcext:value-type="float">
            <text:p><text:s text:c="3"/>197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920" calcext:value-type="float">
            <text:p><text:s text:c="3"/>920</text:p>
          </table:table-cell>
          <table:table-cell table:style-name="ce112" office:value-type="float" office:value="845" calcext:value-type="float">
            <text:p><text:s text:c="3"/>845</text:p>
          </table:table-cell>
          <table:table-cell table:style-name="ce112" office:value-type="float" office:value="41" calcext:value-type="float">
            <text:p><text:s text:c="3"/>41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34" calcext:value-type="float">
            <text:p><text:s text:c="3"/>34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1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460" calcext:value-type="float">
            <text:p><text:s text:c="3"/>460</text:p>
          </table:table-cell>
          <table:table-cell table:style-name="ce114" office:value-type="float" office:value="445" calcext:value-type="float">
            <text:p><text:s text:c="3"/>44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460" calcext:value-type="float">
            <text:p><text:s text:c="3"/>460</text:p>
          </table:table-cell>
          <table:table-cell table:style-name="ce50" office:value-type="float" office:value="400" calcext:value-type="float">
            <text:p><text:s text:c="3"/>400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12" calcext:value-type="float">
            <text:p><text:s text:c="3"/>312</text:p>
          </table:table-cell>
          <table:table-cell table:style-name="ce112" office:value-type="float" office:value="284" calcext:value-type="float">
            <text:p><text:s text:c="3"/>284</text:p>
          </table:table-cell>
          <table:table-cell table:number-columns-repeated="2" table:style-name="ce11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56" calcext:value-type="float">
            <text:p><text:s text:c="3"/>156</text:p>
          </table:table-cell>
          <table:table-cell table:style-name="ce114" office:value-type="float" office:value="152" calcext:value-type="float">
            <text:p><text:s text:c="3"/>152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56" calcext:value-type="float">
            <text:p><text:s text:c="3"/>156</text:p>
          </table:table-cell>
          <table:table-cell table:style-name="ce50" office:value-type="float" office:value="132" calcext:value-type="float">
            <text:p><text:s text:c="3"/>132</text:p>
          </table:table-cell>
          <table:table-cell table:number-columns-repeated="2" table:style-name="ce50" office:value-type="float" office:value="13" calcext:value-type="float">
            <text:p><text:s text:c="3"/>1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406" calcext:value-type="float">
            <text:p><text:s text:c="3"/>406</text:p>
          </table:table-cell>
          <table:table-cell table:style-name="ce112" office:value-type="float" office:value="366" calcext:value-type="float">
            <text:p><text:s text:c="3"/>366</text:p>
          </table:table-cell>
          <table:table-cell table:number-columns-repeated="2" table:style-name="ce112" office:value-type="float" office:value="20" calcext:value-type="float">
            <text:p><text:s text:c="3"/>20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20" calcext:value-type="float">
            <text:p><text:s text:c="3"/>20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03" calcext:value-type="float">
            <text:p><text:s text:c="3"/>203</text:p>
          </table:table-cell>
          <table:table-cell table:style-name="ce114" office:value-type="float" office:value="203" calcext:value-type="float">
            <text:p><text:s text:c="3"/>203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03" calcext:value-type="float">
            <text:p><text:s text:c="3"/>203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number-columns-repeated="2" table:style-name="ce50" office:value-type="float" office:value="20" calcext:value-type="float">
            <text:p><text:s text:c="3"/>20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20" calcext:value-type="float">
            <text:p><text:s text:c="3"/>2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84" calcext:value-type="float">
            <text:p><text:s text:c="3"/>284</text:p>
          </table:table-cell>
          <table:table-cell table:style-name="ce112" office:value-type="float" office:value="254" calcext:value-type="float">
            <text:p><text:s text:c="3"/>254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42" calcext:value-type="float">
            <text:p><text:s text:c="3"/>142</text:p>
          </table:table-cell>
          <table:table-cell table:style-name="ce114" office:value-type="float" office:value="137" calcext:value-type="float">
            <text:p><text:s text:c="3"/>137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42" calcext:value-type="float">
            <text:p><text:s text:c="3"/>142</text:p>
          </table:table-cell>
          <table:table-cell table:style-name="ce50" office:value-type="float" office:value="117" calcext:value-type="float">
            <text:p><text:s text:c="3"/>117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496" calcext:value-type="float">
            <text:p><text:s text:c="3"/>496</text:p>
          </table:table-cell>
          <table:table-cell table:style-name="ce112" office:value-type="float" office:value="465" calcext:value-type="float">
            <text:p><text:s text:c="3"/>465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48" calcext:value-type="float">
            <text:p><text:s text:c="3"/>248</text:p>
          </table:table-cell>
          <table:table-cell table:style-name="ce114" office:value-type="float" office:value="244" calcext:value-type="float">
            <text:p><text:s text:c="3"/>24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48" calcext:value-type="float">
            <text:p><text:s text:c="3"/>248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42" calcext:value-type="float">
            <text:p><text:s text:c="3"/>142</text:p>
          </table:table-cell>
          <table:table-cell table:style-name="ce112" office:value-type="float" office:value="130" calcext:value-type="float">
            <text:p><text:s text:c="3"/>130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114" office:value-type="float" office:value="69" calcext:value-type="float">
            <text:p><text:s text:c="3"/>69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28" calcext:value-type="float">
            <text:p><text:s text:c="3"/>228</text:p>
          </table:table-cell>
          <table:table-cell table:style-name="ce112" office:value-type="float" office:value="214" calcext:value-type="float">
            <text:p><text:s text:c="3"/>214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14" calcext:value-type="float">
            <text:p><text:s text:c="3"/>114</text:p>
          </table:table-cell>
          <table:table-cell table:style-name="ce114" office:value-type="float" office:value="113" calcext:value-type="float">
            <text:p><text:s text:c="3"/>113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14" calcext:value-type="float">
            <text:p><text:s text:c="3"/>114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number-columns-repeated="2" table:style-name="ce50" office:value-type="float" office:value="6" calcext:value-type="float">
            <text:p><text:s text:c="3"/>6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style-name="ce112" office:value-type="float" office:value="42" calcext:value-type="float">
            <text:p><text:s text:c="3"/>42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3" calcext:value-type="float">
            <text:p><text:s text:c="3"/>23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72" calcext:value-type="float">
            <text:p><text:s text:c="3"/>272</text:p>
          </table:table-cell>
          <table:table-cell table:style-name="ce112" office:value-type="float" office:value="257" calcext:value-type="float">
            <text:p><text:s text:c="3"/>25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36" calcext:value-type="float">
            <text:p><text:s text:c="3"/>136</text:p>
          </table:table-cell>
          <table:table-cell table:style-name="ce114" office:value-type="float" office:value="132" calcext:value-type="float">
            <text:p><text:s text:c="3"/>13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3" table:style-name="ce49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36" calcext:value-type="float">
            <text:p><text:s text:c="3"/>136</text:p>
          </table:table-cell>
          <table:table-cell table:style-name="ce50" office:value-type="float" office:value="125" calcext:value-type="float">
            <text:p><text:s text:c="3"/>125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96" calcext:value-type="float">
            <text:p><text:s text:c="3"/>396</text:p>
          </table:table-cell>
          <table:table-cell table:style-name="ce112" office:value-type="float" office:value="367" calcext:value-type="float">
            <text:p><text:s text:c="3"/>367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114" office:value-type="float" office:value="189" calcext:value-type="float">
            <text:p><text:s text:c="3"/>18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98" calcext:value-type="float">
            <text:p><text:s text:c="3"/>198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96" calcext:value-type="float">
            <text:p><text:s text:c="3"/>196</text:p>
          </table:table-cell>
          <table:table-cell table:style-name="ce112" office:value-type="float" office:value="173" calcext:value-type="float">
            <text:p><text:s text:c="3"/>17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114" office:value-type="float" office:value="92" calcext:value-type="float">
            <text:p><text:s text:c="3"/>9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50" office:value-type="float" office:value="81" calcext:value-type="float">
            <text:p><text:s text:c="3"/>81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number-columns-repeated="2" table:style-name="ce44" office:value-type="float" office:value="11" calcext:value-type="float">
            <text:p><text:s text:c="3"/>1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64" office:value-type="float" office:value="35" calcext:value-type="float">
            <text:p><text:s text:c="3"/>35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36" calcext:value-type="float">
            <text:p><text:s text:c="3"/>36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number-columns-repeated="2" table:style-name="ce43" office:value-type="float" office:value="11" calcext:value-type="float">
            <text:p><text:s text:c="3"/>11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66" calcext:value-type="float">
            <text:p><text:s text:c="3"/>66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2"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number-columns-repeated="2" table:style-name="ce50" office:value-type="float" office:value="10" calcext:value-type="float">
            <text:p><text:s text:c="3"/>10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number-columns-repeated="3" table:style-name="ce11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7"/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7月3日編製</text:p>
          </table:table-cell>
          <table:table-cell table:number-columns-repeated="1014"/>
        </table:table-row>
        <table:table-row table:style-name="ro5">
          <table:table-cell table:style-name="ce107"/>
          <table:table-cell/>
          <table:table-cell table:style-name="ce25" table:number-columns-repeated="2"/>
          <table:table-cell table:number-columns-repeated="1020"/>
        </table:table-row>
        <table:table-row table:style-name="ro5">
          <table:table-cell table:style-name="ce108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6"/>
          <table:table-column table:style-name="co2" table:default-cell-style-name="ce26"/>
        </table:table-header-columns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number-columns-repeated="12" table:default-cell-style-name="ce26"/>
        <table:table-column table:style-name="co5" table:number-columns-repeated="23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25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6"/>
            <table:covered-table-cell table:style-name="ce168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69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7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61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64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8" office:value-type="string" calcext:value-type="string">
              <text:p>性別</text:p>
            </table:table-cell>
            <table:table-cell table:style-name="ce128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65" office:value-type="string" calcext:value-type="string" table:number-columns-spanned="3" table:number-rows-spanned="1">
              <text:p>東南亞</text:p>
            </table:table-cell>
            <table:covered-table-cell table:style-name="ce164"/>
            <table:covered-table-cell table:style-name="ce166"/>
            <table:table-cell table:style-name="ce161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4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70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0082" calcext:value-type="float">
            <text:p><text:s text:c="3"/>270,082</text:p>
          </table:table-cell>
          <table:table-cell table:style-name="ce152" office:value-type="float" office:value="245382" calcext:value-type="float">
            <text:p><text:s text:c="3"/>245,382</text:p>
          </table:table-cell>
          <table:table-cell table:style-name="ce152" office:value-type="float" office:value="245339" calcext:value-type="float">
            <text:p><text:s text:c="3"/>245,339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14721" calcext:value-type="float">
            <text:p><text:s text:c="3"/>14,721</text:p>
          </table:table-cell>
          <table:table-cell table:style-name="ce152" office:value-type="float" office:value="244" calcext:value-type="float">
            <text:p><text:s text:c="3"/>244</text:p>
          </table:table-cell>
          <table:table-cell table:style-name="ce152" office:value-type="float" office:value="14477" calcext:value-type="float">
            <text:p><text:s text:c="3"/>14,477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07" calcext:value-type="float">
            <text:p><text:s text:c="3"/>407</text:p>
          </table:table-cell>
          <table:table-cell table:style-name="ce152" office:value-type="float" office:value="9554" calcext:value-type="float">
            <text:p><text:s text:c="3"/>9,554</text:p>
          </table:table-cell>
          <table:table-cell table:style-name="ce152" office:value-type="float" office:value="162" calcext:value-type="float">
            <text:p><text:s text:c="3"/>162</text:p>
          </table:table-cell>
          <table:table-cell table:style-name="ce152" office:value-type="float" office:value="9392" calcext:value-type="float">
            <text:p><text:s text:c="3"/>9,392</text:p>
          </table:table-cell>
          <table:table-cell table:style-name="ce152" office:value-type="float" office:value="6952" calcext:value-type="float">
            <text:p><text:s text:c="3"/>6,952</text:p>
          </table:table-cell>
          <table:table-cell table:style-name="ce152" office:value-type="float" office:value="159" calcext:value-type="float">
            <text:p><text:s text:c="3"/>159</text:p>
          </table:table-cell>
          <table:table-cell table:style-name="ce152" office:value-type="float" office:value="6793" calcext:value-type="float">
            <text:p><text:s text:c="3"/>6,793</text:p>
          </table:table-cell>
          <table:table-cell table:style-name="ce152" office:value-type="float" office:value="2602" calcext:value-type="float">
            <text:p><text:s text:c="3"/>2,602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71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62" office:value-type="float" office:value="2590" calcext:value-type="float">
            <text:p><text:s text:c="3"/>2,590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582" calcext:value-type="float">
            <text:p><text:s text:c="3"/>2,582</text:p>
          </table:table-cell>
          <table:table-cell table:style-name="ce162" office:value-type="float" office:value="452" calcext:value-type="float">
            <text:p><text:s text:c="3"/>452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46" calcext:value-type="float">
            <text:p><text:s text:c="3"/>446</text:p>
          </table:table-cell>
          <table:table-cell table:style-name="ce162" office:value-type="float" office:value="2138" calcext:value-type="float">
            <text:p><text:s text:c="3"/>2,13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72" office:value-type="float" office:value="2136" calcext:value-type="float">
            <text:p><text:s text:c="3"/>2,13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63" office:value-type="float" office:value="6964" calcext:value-type="float">
            <text:p><text:s text:c="3"/>6,964</text:p>
          </table:table-cell>
          <table:table-cell table:style-name="ce163" office:value-type="float" office:value="154" calcext:value-type="float">
            <text:p><text:s text:c="3"/>154</text:p>
          </table:table-cell>
          <table:table-cell table:style-name="ce163" office:value-type="float" office:value="6810" calcext:value-type="float">
            <text:p><text:s text:c="3"/>6,810</text:p>
          </table:table-cell>
          <table:table-cell table:style-name="ce163" office:value-type="float" office:value="6500" calcext:value-type="float">
            <text:p><text:s text:c="3"/>6,500</text:p>
          </table:table-cell>
          <table:table-cell table:style-name="ce163" office:value-type="float" office:value="153" calcext:value-type="float">
            <text:p><text:s text:c="3"/>153</text:p>
          </table:table-cell>
          <table:table-cell table:style-name="ce163" office:value-type="float" office:value="6347" calcext:value-type="float">
            <text:p><text:s text:c="3"/>6,347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3" office:value-type="float" office:value="463" calcext:value-type="float">
            <text:p><text:s text:c="3"/>46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09732" calcext:value-type="float">
            <text:p><text:s text:c="3"/>309,732</text:p>
          </table:table-cell>
          <table:table-cell table:style-name="ce152" office:value-type="float" office:value="288003" calcext:value-type="float">
            <text:p><text:s text:c="3"/>288,003</text:p>
          </table:table-cell>
          <table:table-cell table:style-name="ce152" office:value-type="float" office:value="287968" calcext:value-type="float">
            <text:p><text:s text:c="3"/>287,968</text:p>
          </table:table-cell>
          <table:table-cell table:style-name="ce152" office:value-type="float" office:value="35" calcext:value-type="float">
            <text:p><text:s text:c="3"/>35</text:p>
          </table:table-cell>
          <table:table-cell table:style-name="ce152" office:value-type="float" office:value="12274" calcext:value-type="float">
            <text:p><text:s text:c="3"/>12,274</text:p>
          </table:table-cell>
          <table:table-cell table:style-name="ce152" office:value-type="float" office:value="360" calcext:value-type="float">
            <text:p><text:s text:c="3"/>360</text:p>
          </table:table-cell>
          <table:table-cell table:style-name="ce152" office:value-type="float" office:value="11914" calcext:value-type="float">
            <text:p><text:s text:c="3"/>11,914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80" calcext:value-type="float">
            <text:p><text:s text:c="3"/>480</text:p>
          </table:table-cell>
          <table:table-cell table:style-name="ce152" office:value-type="float" office:value="8957" calcext:value-type="float">
            <text:p><text:s text:c="3"/>8,957</text:p>
          </table:table-cell>
          <table:table-cell table:style-name="ce152" office:value-type="float" office:value="341" calcext:value-type="float">
            <text:p><text:s text:c="3"/>341</text:p>
          </table:table-cell>
          <table:table-cell table:style-name="ce152" office:value-type="float" office:value="8616" calcext:value-type="float">
            <text:p><text:s text:c="3"/>8,616</text:p>
          </table:table-cell>
          <table:table-cell table:style-name="ce152" office:value-type="float" office:value="6009" calcext:value-type="float">
            <text:p><text:s text:c="3"/>6,009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5669" calcext:value-type="float">
            <text:p><text:s text:c="3"/>5,669</text:p>
          </table:table-cell>
          <table:table-cell table:style-name="ce152" office:value-type="float" office:value="2948" calcext:value-type="float">
            <text:p><text:s text:c="3"/>2,94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1" office:value-type="float" office:value="2947" calcext:value-type="float">
            <text:p><text:s text:c="3"/>2,9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34198" calcext:value-type="float">
            <text:p><text:s text:c="3"/>234,198</text:p>
          </table:table-cell>
          <table:table-cell table:style-name="ce152" office:value-type="float" office:value="212284" calcext:value-type="float">
            <text:p><text:s text:c="3"/>212,284</text:p>
          </table:table-cell>
          <table:table-cell table:style-name="ce152" office:value-type="float" office:value="212233" calcext:value-type="float">
            <text:p><text:s text:c="3"/>212,233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12796" calcext:value-type="float">
            <text:p><text:s text:c="3"/>12,796</text:p>
          </table:table-cell>
          <table:table-cell table:style-name="ce152" office:value-type="float" office:value="559" calcext:value-type="float">
            <text:p><text:s text:c="3"/>559</text:p>
          </table:table-cell>
          <table:table-cell table:style-name="ce152" office:value-type="float" office:value="12237" calcext:value-type="float">
            <text:p><text:s text:c="3"/>12,237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485" calcext:value-type="float">
            <text:p><text:s text:c="3"/>485</text:p>
          </table:table-cell>
          <table:table-cell table:style-name="ce152" office:value-type="float" office:value="8620" calcext:value-type="float">
            <text:p><text:s text:c="3"/>8,620</text:p>
          </table:table-cell>
          <table:table-cell table:style-name="ce152" office:value-type="float" office:value="447" calcext:value-type="float">
            <text:p><text:s text:c="3"/>447</text:p>
          </table:table-cell>
          <table:table-cell table:style-name="ce152" office:value-type="float" office:value="8173" calcext:value-type="float">
            <text:p><text:s text:c="3"/>8,173</text:p>
          </table:table-cell>
          <table:table-cell table:style-name="ce152" office:value-type="float" office:value="5696" calcext:value-type="float">
            <text:p><text:s text:c="3"/>5,696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5253" calcext:value-type="float">
            <text:p><text:s text:c="3"/>5,253</text:p>
          </table:table-cell>
          <table:table-cell table:style-name="ce152" office:value-type="float" office:value="2924" calcext:value-type="float">
            <text:p><text:s text:c="3"/>2,924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71" office:value-type="float" office:value="2920" calcext:value-type="float">
            <text:p><text:s text:c="3"/>2,9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113426" calcext:value-type="float">
            <text:p><text:s text:c="3"/>113,426</text:p>
          </table:table-cell>
          <table:table-cell table:style-name="ce135" office:value-type="float" office:value="113401" calcext:value-type="float">
            <text:p><text:s text:c="3"/>113,40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443" calcext:value-type="float">
            <text:p><text:s text:c="3"/>443</text:p>
          </table:table-cell>
          <table:table-cell table:style-name="ce135" office:value-type="float" office:value="239" calcext:value-type="float">
            <text:p><text:s text:c="3"/>23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982" calcext:value-type="float">
            <text:p><text:s text:c="3"/>2,98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2973" calcext:value-type="float">
            <text:p><text:s text:c="3"/>2,973</text:p>
          </table:table-cell>
          <table:table-cell table:style-name="ce135" office:value-type="float" office:value="502" calcext:value-type="float">
            <text:p><text:s text:c="3"/>50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495" calcext:value-type="float">
            <text:p><text:s text:c="3"/>495</text:p>
          </table:table-cell>
          <table:table-cell table:style-name="ce135" office:value-type="float" office:value="2480" calcext:value-type="float">
            <text:p><text:s text:c="3"/>2,48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74" office:value-type="float" office:value="2478" calcext:value-type="float">
            <text:p><text:s text:c="3"/>2,47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75" office:value-type="float" office:value="442" calcext:value-type="float">
            <text:p><text:s text:c="3"/>4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7638" calcext:value-type="float">
            <text:p><text:s text:c="3"/>277,638</text:p>
          </table:table-cell>
          <table:table-cell table:style-name="ce152" office:value-type="float" office:value="256137" calcext:value-type="float">
            <text:p><text:s text:c="3"/>256,137</text:p>
          </table:table-cell>
          <table:table-cell table:style-name="ce152" office:value-type="float" office:value="256068" calcext:value-type="float">
            <text:p><text:s text:c="3"/>256,068</text:p>
          </table:table-cell>
          <table:table-cell table:style-name="ce152" office:value-type="float" office:value="69" calcext:value-type="float">
            <text:p><text:s text:c="3"/>69</text:p>
          </table:table-cell>
          <table:table-cell table:style-name="ce152" office:value-type="float" office:value="12807" calcext:value-type="float">
            <text:p><text:s text:c="3"/>12,807</text:p>
          </table:table-cell>
          <table:table-cell table:style-name="ce152" office:value-type="float" office:value="921" calcext:value-type="float">
            <text:p><text:s text:c="3"/>921</text:p>
          </table:table-cell>
          <table:table-cell table:style-name="ce152" office:value-type="float" office:value="11886" calcext:value-type="float">
            <text:p><text:s text:c="3"/>11,886</text:p>
          </table:table-cell>
          <table:table-cell table:style-name="ce152" office:value-type="float" office:value="525" calcext:value-type="float">
            <text:p><text:s text:c="3"/>525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503" calcext:value-type="float">
            <text:p><text:s text:c="3"/>503</text:p>
          </table:table-cell>
          <table:table-cell table:style-name="ce152" office:value-type="float" office:value="8169" calcext:value-type="float">
            <text:p><text:s text:c="3"/>8,169</text:p>
          </table:table-cell>
          <table:table-cell table:style-name="ce152" office:value-type="float" office:value="592" calcext:value-type="float">
            <text:p><text:s text:c="3"/>592</text:p>
          </table:table-cell>
          <table:table-cell table:style-name="ce152" office:value-type="float" office:value="7577" calcext:value-type="float">
            <text:p><text:s text:c="3"/>7,577</text:p>
          </table:table-cell>
          <table:table-cell table:style-name="ce152" office:value-type="float" office:value="5212" calcext:value-type="float">
            <text:p><text:s text:c="3"/>5,212</text:p>
          </table:table-cell>
          <table:table-cell table:style-name="ce152" office:value-type="float" office:value="587" calcext:value-type="float">
            <text:p><text:s text:c="3"/>587</text:p>
          </table:table-cell>
          <table:table-cell table:style-name="ce152" office:value-type="float" office:value="4625" calcext:value-type="float">
            <text:p><text:s text:c="3"/>4,625</text:p>
          </table:table-cell>
          <table:table-cell table:style-name="ce152" office:value-type="float" office:value="2957" calcext:value-type="float">
            <text:p><text:s text:c="3"/>2,957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71" office:value-type="float" office:value="2952" calcext:value-type="float">
            <text:p><text:s text:c="3"/>2,9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76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30654" calcext:value-type="float">
            <text:p><text:s text:c="3"/>330,654</text:p>
          </table:table-cell>
          <table:table-cell table:style-name="ce152" office:value-type="float" office:value="309138" calcext:value-type="float">
            <text:p><text:s text:c="3"/>309,138</text:p>
          </table:table-cell>
          <table:table-cell table:style-name="ce152" office:value-type="float" office:value="309054" calcext:value-type="float">
            <text:p><text:s text:c="3"/>309,054</text:p>
          </table:table-cell>
          <table:table-cell table:style-name="ce152" office:value-type="float" office:value="84" calcext:value-type="float">
            <text:p><text:s text:c="3"/>84</text:p>
          </table:table-cell>
          <table:table-cell table:style-name="ce152" office:value-type="float" office:value="12800" calcext:value-type="float">
            <text:p><text:s text:c="3"/>12,800</text:p>
          </table:table-cell>
          <table:table-cell table:style-name="ce152" office:value-type="float" office:value="1192" calcext:value-type="float">
            <text:p><text:s text:c="3"/>1,192</text:p>
          </table:table-cell>
          <table:table-cell table:style-name="ce152" office:value-type="float" office:value="11608" calcext:value-type="float">
            <text:p><text:s text:c="3"/>11,608</text:p>
          </table:table-cell>
          <table:table-cell table:style-name="ce152" office:value-type="float" office:value="663" calcext:value-type="float">
            <text:p><text:s text:c="3"/>663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632" calcext:value-type="float">
            <text:p><text:s text:c="3"/>632</text:p>
          </table:table-cell>
          <table:table-cell table:style-name="ce152" office:value-type="float" office:value="8053" calcext:value-type="float">
            <text:p><text:s text:c="3"/>8,053</text:p>
          </table:table-cell>
          <table:table-cell table:style-name="ce152" office:value-type="float" office:value="914" calcext:value-type="float">
            <text:p><text:s text:c="3"/>914</text:p>
          </table:table-cell>
          <table:table-cell table:style-name="ce152" office:value-type="float" office:value="7139" calcext:value-type="float">
            <text:p><text:s text:c="3"/>7,139</text:p>
          </table:table-cell>
          <table:table-cell table:style-name="ce152" office:value-type="float" office:value="4887" calcext:value-type="float">
            <text:p><text:s text:c="3"/>4,887</text:p>
          </table:table-cell>
          <table:table-cell table:style-name="ce152" office:value-type="float" office:value="905" calcext:value-type="float">
            <text:p><text:s text:c="3"/>905</text:p>
          </table:table-cell>
          <table:table-cell table:style-name="ce152" office:value-type="float" office:value="3982" calcext:value-type="float">
            <text:p><text:s text:c="3"/>3,982</text:p>
          </table:table-cell>
          <table:table-cell table:style-name="ce152" office:value-type="float" office:value="3166" calcext:value-type="float">
            <text:p><text:s text:c="3"/>3,166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71" office:value-type="float" office:value="3157" calcext:value-type="float">
            <text:p><text:s text:c="3"/>3,15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77" office:value-type="float" office:value="2569" calcext:value-type="float">
            <text:p><text:s text:c="3"/>2,56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8" office:value-type="float" office:value="588" calcext:value-type="float">
            <text:p><text:s text:c="3"/>58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86768" calcext:value-type="float">
            <text:p><text:s text:c="3"/>286,768</text:p>
          </table:table-cell>
          <table:table-cell table:style-name="ce152" office:value-type="float" office:value="266168" calcext:value-type="float">
            <text:p><text:s text:c="3"/>266,168</text:p>
          </table:table-cell>
          <table:table-cell table:style-name="ce152" office:value-type="float" office:value="266085" calcext:value-type="float">
            <text:p><text:s text:c="3"/>266,085</text:p>
          </table:table-cell>
          <table:table-cell table:style-name="ce152" office:value-type="float" office:value="83" calcext:value-type="float">
            <text:p><text:s text:c="3"/>83</text:p>
          </table:table-cell>
          <table:table-cell table:style-name="ce152" office:value-type="float" office:value="12034" calcext:value-type="float">
            <text:p><text:s text:c="3"/>12,034</text:p>
          </table:table-cell>
          <table:table-cell table:style-name="ce152" office:value-type="float" office:value="1199" calcext:value-type="float">
            <text:p><text:s text:c="3"/>1,199</text:p>
          </table:table-cell>
          <table:table-cell table:style-name="ce152" office:value-type="float" office:value="10835" calcext:value-type="float">
            <text:p><text:s text:c="3"/>10,835</text:p>
          </table:table-cell>
          <table:table-cell table:style-name="ce152" office:value-type="float" office:value="679" calcext:value-type="float">
            <text:p><text:s text:c="3"/>679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2" office:value-type="float" office:value="649" calcext:value-type="float">
            <text:p><text:s text:c="3"/>649</text:p>
          </table:table-cell>
          <table:table-cell table:style-name="ce152" office:value-type="float" office:value="7887" calcext:value-type="float">
            <text:p><text:s text:c="3"/>7,887</text:p>
          </table:table-cell>
          <table:table-cell table:style-name="ce152" office:value-type="float" office:value="950" calcext:value-type="float">
            <text:p><text:s text:c="3"/>950</text:p>
          </table:table-cell>
          <table:table-cell table:style-name="ce152" office:value-type="float" office:value="6937" calcext:value-type="float">
            <text:p><text:s text:c="3"/>6,937</text:p>
          </table:table-cell>
          <table:table-cell table:style-name="ce152" office:value-type="float" office:value="4784" calcext:value-type="float">
            <text:p><text:s text:c="3"/>4,784</text:p>
          </table:table-cell>
          <table:table-cell table:style-name="ce152" office:value-type="float" office:value="944" calcext:value-type="float">
            <text:p><text:s text:c="3"/>944</text:p>
          </table:table-cell>
          <table:table-cell table:style-name="ce152" office:value-type="float" office:value="3840" calcext:value-type="float">
            <text:p><text:s text:c="3"/>3,840</text:p>
          </table:table-cell>
          <table:table-cell table:style-name="ce152" office:value-type="float" office:value="3103" calcext:value-type="float">
            <text:p><text:s text:c="3"/>3,1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71" office:value-type="float" office:value="3097" calcext:value-type="float">
            <text:p><text:s text:c="3"/>3,0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143384" calcext:value-type="float">
            <text:p><text:s text:c="3"/>143,384</text:p>
          </table:table-cell>
          <table:table-cell table:style-name="ce139" office:value-type="float" office:value="139047" calcext:value-type="float">
            <text:p><text:s text:c="3"/>139,047</text:p>
          </table:table-cell>
          <table:table-cell table:style-name="ce139" office:value-type="float" office:value="139001" calcext:value-type="float">
            <text:p><text:s text:c="3"/>139,001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766" calcext:value-type="float">
            <text:p><text:s text:c="3"/>766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719" calcext:value-type="float">
            <text:p><text:s text:c="3"/>719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37" calcext:value-type="float">
            <text:p><text:s text:c="3"/>337</text:p>
          </table:table-cell>
          <table:table-cell table:style-name="ce139" office:value-type="float" office:value="3221" calcext:value-type="float">
            <text:p><text:s text:c="3"/>3,221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3190" calcext:value-type="float">
            <text:p><text:s text:c="3"/>3,190</text:p>
          </table:table-cell>
          <table:table-cell table:style-name="ce139" office:value-type="float" office:value="664" calcext:value-type="float">
            <text:p><text:s text:c="3"/>66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638" calcext:value-type="float">
            <text:p><text:s text:c="3"/>638</text:p>
          </table:table-cell>
          <table:table-cell table:style-name="ce139" office:value-type="float" office:value="2557" calcext:value-type="float">
            <text:p><text:s text:c="3"/>2,55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9" office:value-type="float" office:value="2552" calcext:value-type="float">
            <text:p><text:s text:c="3"/>2,5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143384" calcext:value-type="float">
            <text:p><text:s text:c="3"/>143,384</text:p>
          </table:table-cell>
          <table:table-cell table:style-name="ce140" office:value-type="float" office:value="127121" calcext:value-type="float">
            <text:p><text:s text:c="3"/>127,121</text:p>
          </table:table-cell>
          <table:table-cell table:style-name="ce140" office:value-type="float" office:value="127084" calcext:value-type="float">
            <text:p><text:s text:c="3"/>127,084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1268" calcext:value-type="float">
            <text:p><text:s text:c="3"/>11,268</text:p>
          </table:table-cell>
          <table:table-cell table:style-name="ce140" office:value-type="float" office:value="1152" calcext:value-type="float">
            <text:p><text:s text:c="3"/>1,152</text:p>
          </table:table-cell>
          <table:table-cell table:style-name="ce140" office:value-type="float" office:value="10116" calcext:value-type="float">
            <text:p><text:s text:c="3"/>10,116</text:p>
          </table:table-cell>
          <table:table-cell table:style-name="ce140" office:value-type="float" office:value="329" calcext:value-type="float">
            <text:p><text:s text:c="3"/>32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4666" calcext:value-type="float">
            <text:p><text:s text:c="3"/>4,666</text:p>
          </table:table-cell>
          <table:table-cell table:style-name="ce140" office:value-type="float" office:value="919" calcext:value-type="float">
            <text:p><text:s text:c="3"/>919</text:p>
          </table:table-cell>
          <table:table-cell table:style-name="ce140" office:value-type="float" office:value="3747" calcext:value-type="float">
            <text:p><text:s text:c="3"/>3,747</text:p>
          </table:table-cell>
          <table:table-cell table:style-name="ce140" office:value-type="float" office:value="4120" calcext:value-type="float">
            <text:p><text:s text:c="3"/>4,120</text:p>
          </table:table-cell>
          <table:table-cell table:style-name="ce140" office:value-type="float" office:value="918" calcext:value-type="float">
            <text:p><text:s text:c="3"/>918</text:p>
          </table:table-cell>
          <table:table-cell table:style-name="ce140" office:value-type="float" office:value="3202" calcext:value-type="float">
            <text:p><text:s text:c="3"/>3,202</text:p>
          </table:table-cell>
          <table:table-cell table:style-name="ce140" office:value-type="float" office:value="546" calcext:value-type="float">
            <text:p><text:s text:c="3"/>5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80" office:value-type="float" office:value="545" calcext:value-type="float">
            <text:p><text:s text:c="3"/>54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1086" calcext:value-type="float">
            <text:p><text:s text:c="3"/>21,086</text:p>
          </table:table-cell>
          <table:table-cell table:style-name="ce141" office:value-type="float" office:value="19345" calcext:value-type="float">
            <text:p><text:s text:c="3"/>19,345</text:p>
          </table:table-cell>
          <table:table-cell table:style-name="ce141" office:value-type="float" office:value="19338" calcext:value-type="float">
            <text:p><text:s text:c="3"/>19,33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99" calcext:value-type="float">
            <text:p><text:s text:c="3"/>999</text:p>
          </table:table-cell>
          <table:table-cell table:style-name="ce141" office:value-type="float" office:value="93" calcext:value-type="float">
            <text:p><text:s text:c="3"/>93</text:p>
          </table:table-cell>
          <table:table-cell table:style-name="ce141" office:value-type="float" office:value="906" calcext:value-type="float">
            <text:p><text:s text:c="3"/>906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3" calcext:value-type="float">
            <text:p><text:s text:c="3"/>53</text:p>
          </table:table-cell>
          <table:table-cell table:style-name="ce141" office:value-type="float" office:value="688" calcext:value-type="float">
            <text:p><text:s text:c="3"/>688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611" calcext:value-type="float">
            <text:p><text:s text:c="3"/>611</text:p>
          </table:table-cell>
          <table:table-cell table:style-name="ce141" office:value-type="float" office:value="435" calcext:value-type="float">
            <text:p><text:s text:c="3"/>435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253" calcext:value-type="float">
            <text:p><text:s text:c="3"/>25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0543" calcext:value-type="float">
            <text:p><text:s text:c="3"/>10,543</text:p>
          </table:table-cell>
          <table:table-cell table:style-name="ce153" office:value-type="float" office:value="10173" calcext:value-type="float">
            <text:p><text:s text:c="3"/>10,173</text:p>
          </table:table-cell>
          <table:table-cell table:style-name="ce49" office:value-type="float" office:value="10169" calcext:value-type="float">
            <text:p><text:s text:c="3"/>10,16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29" calcext:value-type="float">
            <text:p><text:s text:c="3"/>29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79" calcext:value-type="float">
            <text:p><text:s text:c="3"/>279</text:p>
          </table:table-cell>
          <table:table-cell table:style-name="ce146" office:value-type="float" office:value="75" calcext:value-type="float">
            <text:p><text:s text:c="3"/>7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6" calcext:value-type="float">
            <text:p><text:s text:c="3"/>2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543" calcext:value-type="float">
            <text:p><text:s text:c="3"/>10,543</text:p>
          </table:table-cell>
          <table:table-cell table:style-name="ce154" office:value-type="float" office:value="9172" calcext:value-type="float">
            <text:p><text:s text:c="3"/>9,172</text:p>
          </table:table-cell>
          <table:table-cell table:style-name="ce50" office:value-type="float" office:value="9169" calcext:value-type="float">
            <text:p><text:s text:c="3"/>9,16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939" calcext:value-type="float">
            <text:p><text:s text:c="3"/>939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848" calcext:value-type="float">
            <text:p><text:s text:c="3"/>848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32" calcext:value-type="float">
            <text:p><text:s text:c="3"/>332</text:p>
          </table:table-cell>
          <table:table-cell table:style-name="ce147" office:value-type="float" office:value="360" calcext:value-type="float">
            <text:p><text:s text:c="3"/>360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85" calcext:value-type="float">
            <text:p><text:s text:c="3"/>285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4612" calcext:value-type="float">
            <text:p><text:s text:c="3"/>24,612</text:p>
          </table:table-cell>
          <table:table-cell table:style-name="ce141" office:value-type="float" office:value="22824" calcext:value-type="float">
            <text:p><text:s text:c="3"/>22,824</text:p>
          </table:table-cell>
          <table:table-cell table:style-name="ce141" office:value-type="float" office:value="22816" calcext:value-type="float">
            <text:p><text:s text:c="3"/>22,816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1046" calcext:value-type="float">
            <text:p><text:s text:c="3"/>1,046</text:p>
          </table:table-cell>
          <table:table-cell table:style-name="ce141" office:value-type="float" office:value="119" calcext:value-type="float">
            <text:p><text:s text:c="3"/>119</text:p>
          </table:table-cell>
          <table:table-cell table:style-name="ce141" office:value-type="float" office:value="927" calcext:value-type="float">
            <text:p><text:s text:c="3"/>92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1" office:value-type="float" office:value="682" calcext:value-type="float">
            <text:p><text:s text:c="3"/>682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592" calcext:value-type="float">
            <text:p><text:s text:c="3"/>592</text:p>
          </table:table-cell>
          <table:table-cell table:style-name="ce141" office:value-type="float" office:value="415" calcext:value-type="float">
            <text:p><text:s text:c="3"/>415</text:p>
          </table:table-cell>
          <table:table-cell table:style-name="ce141" office:value-type="float" office:value="89" calcext:value-type="float">
            <text:p><text:s text:c="3"/>89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67" calcext:value-type="float">
            <text:p><text:s text:c="3"/>267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2306" calcext:value-type="float">
            <text:p><text:s text:c="3"/>12,306</text:p>
          </table:table-cell>
          <table:table-cell table:style-name="ce153" office:value-type="float" office:value="11921" calcext:value-type="float">
            <text:p><text:s text:c="3"/>11,921</text:p>
          </table:table-cell>
          <table:table-cell table:style-name="ce49" office:value-type="float" office:value="11917" calcext:value-type="float">
            <text:p><text:s text:c="3"/>11,917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6" calcext:value-type="float">
            <text:p><text:s text:c="3"/>26</text:p>
          </table:table-cell>
          <table:table-cell table:style-name="ce146" office:value-type="float" office:value="289" calcext:value-type="float">
            <text:p><text:s text:c="3"/>289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85" calcext:value-type="float">
            <text:p><text:s text:c="3"/>285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46" office:value-type="float" office:value="225" calcext:value-type="float">
            <text:p><text:s text:c="3"/>22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24" calcext:value-type="float">
            <text:p><text:s text:c="3"/>22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2306" calcext:value-type="float">
            <text:p><text:s text:c="3"/>12,306</text:p>
          </table:table-cell>
          <table:table-cell table:style-name="ce154" office:value-type="float" office:value="10903" calcext:value-type="float">
            <text:p><text:s text:c="3"/>10,903</text:p>
          </table:table-cell>
          <table:table-cell table:style-name="ce50" office:value-type="float" office:value="10899" calcext:value-type="float">
            <text:p><text:s text:c="3"/>10,89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78" calcext:value-type="float">
            <text:p><text:s text:c="3"/>978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office:value-type="float" office:value="863" calcext:value-type="float">
            <text:p><text:s text:c="3"/>86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47" office:value-type="float" office:value="393" calcext:value-type="float">
            <text:p><text:s text:c="3"/>393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307" calcext:value-type="float">
            <text:p><text:s text:c="3"/>307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265" calcext:value-type="float">
            <text:p><text:s text:c="3"/>265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2" calcext:value-type="float">
            <text:p><text:s text:c="3"/>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6090" calcext:value-type="float">
            <text:p><text:s text:c="3"/>16,090</text:p>
          </table:table-cell>
          <table:table-cell table:style-name="ce141" office:value-type="float" office:value="14544" calcext:value-type="float">
            <text:p><text:s text:c="3"/>14,544</text:p>
          </table:table-cell>
          <table:table-cell table:style-name="ce141" office:value-type="float" office:value="14542" calcext:value-type="float">
            <text:p><text:s text:c="3"/>14,54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896" calcext:value-type="float">
            <text:p><text:s text:c="3"/>896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141" office:value-type="float" office:value="820" calcext:value-type="float">
            <text:p><text:s text:c="3"/>820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1" office:value-type="float" office:value="591" calcext:value-type="float">
            <text:p><text:s text:c="3"/>59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527" calcext:value-type="float">
            <text:p><text:s text:c="3"/>52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3" calcext:value-type="float">
            <text:p><text:s text:c="3"/>23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8045" calcext:value-type="float">
            <text:p><text:s text:c="3"/>8,045</text:p>
          </table:table-cell>
          <table:table-cell table:style-name="ce153" office:value-type="float" office:value="7720" calcext:value-type="float">
            <text:p><text:s text:c="3"/>7,720</text:p>
          </table:table-cell>
          <table:table-cell table:style-name="ce49" office:value-type="float" office:value="7718" calcext:value-type="float">
            <text:p><text:s text:c="3"/>7,71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46" office:value-type="float" office:value="239" calcext:value-type="float">
            <text:p><text:s text:c="3"/>23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6" calcext:value-type="float">
            <text:p><text:s text:c="3"/>236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1" calcext:value-type="float">
            <text:p><text:s text:c="3"/>20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8045" calcext:value-type="float">
            <text:p><text:s text:c="3"/>8,045</text:p>
          </table:table-cell>
          <table:table-cell table:style-name="ce154" office:value-type="float" office:value="6824" calcext:value-type="float">
            <text:p><text:s text:c="3"/>6,824</text:p>
          </table:table-cell>
          <table:table-cell table:style-name="ce50" office:value-type="float" office:value="6824" calcext:value-type="float">
            <text:p><text:s text:c="3"/>6,82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33" calcext:value-type="float">
            <text:p><text:s text:c="3"/>833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761" calcext:value-type="float">
            <text:p><text:s text:c="3"/>761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47" office:value-type="float" office:value="352" calcext:value-type="float">
            <text:p><text:s text:c="3"/>352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91" calcext:value-type="float">
            <text:p><text:s text:c="3"/>291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59" calcext:value-type="float">
            <text:p><text:s text:c="3"/>259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2" calcext:value-type="float">
            <text:p><text:s text:c="3"/>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848" calcext:value-type="float">
            <text:p><text:s text:c="3"/>15,848</text:p>
          </table:table-cell>
          <table:table-cell table:style-name="ce141" office:value-type="float" office:value="14201" calcext:value-type="float">
            <text:p><text:s text:c="3"/>14,201</text:p>
          </table:table-cell>
          <table:table-cell table:style-name="ce141" office:value-type="float" office:value="14194" calcext:value-type="float">
            <text:p><text:s text:c="3"/>14,19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72" calcext:value-type="float">
            <text:p><text:s text:c="3"/>972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80" calcext:value-type="float">
            <text:p><text:s text:c="3"/>880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638" calcext:value-type="float">
            <text:p><text:s text:c="3"/>638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401" calcext:value-type="float">
            <text:p><text:s text:c="3"/>401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237" calcext:value-type="float">
            <text:p><text:s text:c="3"/>237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7924" calcext:value-type="float">
            <text:p><text:s text:c="3"/>7,924</text:p>
          </table:table-cell>
          <table:table-cell table:style-name="ce153" office:value-type="float" office:value="7579" calcext:value-type="float">
            <text:p><text:s text:c="3"/>7,579</text:p>
          </table:table-cell>
          <table:table-cell table:style-name="ce49" office:value-type="float" office:value="7577" calcext:value-type="float">
            <text:p><text:s text:c="3"/>7,57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9" calcext:value-type="float">
            <text:p><text:s text:c="3"/>19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61" calcext:value-type="float">
            <text:p><text:s text:c="3"/>261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197" calcext:value-type="float">
            <text:p><text:s text:c="3"/>19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7" calcext:value-type="float">
            <text:p><text:s text:c="3"/>1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924" calcext:value-type="float">
            <text:p><text:s text:c="3"/>7,924</text:p>
          </table:table-cell>
          <table:table-cell table:style-name="ce154" office:value-type="float" office:value="6622" calcext:value-type="float">
            <text:p><text:s text:c="3"/>6,622</text:p>
          </table:table-cell>
          <table:table-cell table:style-name="ce50" office:value-type="float" office:value="6617" calcext:value-type="float">
            <text:p><text:s text:c="3"/>6,61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08" calcext:value-type="float">
            <text:p><text:s text:c="3"/>908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47" office:value-type="float" office:value="376" calcext:value-type="float">
            <text:p><text:s text:c="3"/>37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97" calcext:value-type="float">
            <text:p><text:s text:c="3"/>297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57" calcext:value-type="float">
            <text:p><text:s text:c="3"/>257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0" calcext:value-type="float">
            <text:p><text:s text:c="3"/>4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7594" calcext:value-type="float">
            <text:p><text:s text:c="3"/>27,594</text:p>
          </table:table-cell>
          <table:table-cell table:style-name="ce141" office:value-type="float" office:value="25747" calcext:value-type="float">
            <text:p><text:s text:c="3"/>25,747</text:p>
          </table:table-cell>
          <table:table-cell table:style-name="ce141" office:value-type="float" office:value="25735" calcext:value-type="float">
            <text:p><text:s text:c="3"/>25,735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085" calcext:value-type="float">
            <text:p><text:s text:c="3"/>1,085</text:p>
          </table:table-cell>
          <table:table-cell table:style-name="ce141" office:value-type="float" office:value="138" calcext:value-type="float">
            <text:p><text:s text:c="3"/>138</text:p>
          </table:table-cell>
          <table:table-cell table:style-name="ce141" office:value-type="float" office:value="947" calcext:value-type="float">
            <text:p><text:s text:c="3"/>94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702" calcext:value-type="float">
            <text:p><text:s text:c="3"/>702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607" calcext:value-type="float">
            <text:p><text:s text:c="3"/>607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81" calcext:value-type="float">
            <text:p><text:s text:c="3"/>281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81" calcext:value-type="float">
            <text:p><text:s text:c="3"/>28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3797" calcext:value-type="float">
            <text:p><text:s text:c="3"/>13,797</text:p>
          </table:table-cell>
          <table:table-cell table:style-name="ce153" office:value-type="float" office:value="13388" calcext:value-type="float">
            <text:p><text:s text:c="3"/>13,388</text:p>
          </table:table-cell>
          <table:table-cell table:style-name="ce49" office:value-type="float" office:value="13382" calcext:value-type="float">
            <text:p><text:s text:c="3"/>13,38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7" calcext:value-type="float">
            <text:p><text:s text:c="3"/>27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91" calcext:value-type="float">
            <text:p><text:s text:c="3"/>291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37" calcext:value-type="float">
            <text:p><text:s text:c="3"/>23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3797" calcext:value-type="float">
            <text:p><text:s text:c="3"/>13,797</text:p>
          </table:table-cell>
          <table:table-cell table:style-name="ce154" office:value-type="float" office:value="12359" calcext:value-type="float">
            <text:p><text:s text:c="3"/>12,359</text:p>
          </table:table-cell>
          <table:table-cell table:style-name="ce50" office:value-type="float" office:value="12353" calcext:value-type="float">
            <text:p><text:s text:c="3"/>12,353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133" calcext:value-type="float">
            <text:p><text:s text:c="3"/>133</text:p>
          </table:table-cell>
          <table:table-cell table:style-name="ce50" office:value-type="float" office:value="867" calcext:value-type="float">
            <text:p><text:s text:c="3"/>86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0" office:value-type="float" office:value="0" calcext:value-type="float">
            <text:p>—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316" calcext:value-type="float">
            <text:p><text:s text:c="3"/>316</text:p>
          </table:table-cell>
          <table:table-cell table:style-name="ce147" office:value-type="float" office:value="363" calcext:value-type="float">
            <text:p><text:s text:c="3"/>363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272" calcext:value-type="float">
            <text:p><text:s text:c="3"/>272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4" calcext:value-type="float">
            <text:p><text:s text:c="3"/>4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560" calcext:value-type="float">
            <text:p><text:s text:c="3"/>30,560</text:p>
          </table:table-cell>
          <table:table-cell table:style-name="ce141" office:value-type="float" office:value="28947" calcext:value-type="float">
            <text:p><text:s text:c="3"/>28,947</text:p>
          </table:table-cell>
          <table:table-cell table:style-name="ce141" office:value-type="float" office:value="28939" calcext:value-type="float">
            <text:p><text:s text:c="3"/>28,939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911" calcext:value-type="float">
            <text:p><text:s text:c="3"/>911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19" calcext:value-type="float">
            <text:p><text:s text:c="3"/>819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636" calcext:value-type="float">
            <text:p><text:s text:c="3"/>636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389" calcext:value-type="float">
            <text:p><text:s text:c="3"/>389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12" calcext:value-type="float">
            <text:p><text:s text:c="3"/>312</text:p>
          </table:table-cell>
          <table:table-cell table:style-name="ce141" office:value-type="float" office:value="247" calcext:value-type="float">
            <text:p><text:s text:c="3"/>24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246" calcext:value-type="float">
            <text:p><text:s text:c="3"/>24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5280" calcext:value-type="float">
            <text:p><text:s text:c="3"/>15,280</text:p>
          </table:table-cell>
          <table:table-cell table:style-name="ce153" office:value-type="float" office:value="14938" calcext:value-type="float">
            <text:p><text:s text:c="3"/>14,938</text:p>
          </table:table-cell>
          <table:table-cell table:style-name="ce49" office:value-type="float" office:value="14931" calcext:value-type="float">
            <text:p><text:s text:c="3"/>14,931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32" calcext:value-type="float">
            <text:p><text:s text:c="3"/>32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6" calcext:value-type="float">
            <text:p><text:s text:c="3"/>256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09" calcext:value-type="float">
            <text:p><text:s text:c="3"/>20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8" calcext:value-type="float">
            <text:p><text:s text:c="3"/>20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280" calcext:value-type="float">
            <text:p><text:s text:c="3"/>15,280</text:p>
          </table:table-cell>
          <table:table-cell table:style-name="ce154" office:value-type="float" office:value="14009" calcext:value-type="float">
            <text:p><text:s text:c="3"/>14,009</text:p>
          </table:table-cell>
          <table:table-cell table:style-name="ce50" office:value-type="float" office:value="14008" calcext:value-type="float">
            <text:p><text:s text:c="3"/>14,00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62" calcext:value-type="float">
            <text:p><text:s text:c="3"/>862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47" office:value-type="float" office:value="377" calcext:value-type="float">
            <text:p><text:s text:c="3"/>37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39" calcext:value-type="float">
            <text:p><text:s text:c="3"/>339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64" calcext:value-type="float">
            <text:p><text:s text:c="3"/>264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602" calcext:value-type="float">
            <text:p><text:s text:c="3"/>30,602</text:p>
          </table:table-cell>
          <table:table-cell table:number-columns-repeated="2" table:style-name="ce141" office:value-type="float" office:value="29012" calcext:value-type="float">
            <text:p><text:s text:c="3"/>29,012</text:p>
          </table:table-cell>
          <table:table-cell table:style-name="ce145" office:value-type="float" office:value="0" calcext:value-type="float">
            <text:p>—</text:p>
          </table:table-cell>
          <table:table-cell table:style-name="ce141" office:value-type="float" office:value="863" calcext:value-type="float">
            <text:p><text:s text:c="3"/>863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41" office:value-type="float" office:value="777" calcext:value-type="float">
            <text:p><text:s text:c="3"/>777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662" calcext:value-type="float">
            <text:p><text:s text:c="3"/>662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595" calcext:value-type="float">
            <text:p><text:s text:c="3"/>595</text:p>
          </table:table-cell>
          <table:table-cell table:style-name="ce141" office:value-type="float" office:value="386" calcext:value-type="float">
            <text:p><text:s text:c="3"/>386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319" calcext:value-type="float">
            <text:p><text:s text:c="3"/>319</text:p>
          </table:table-cell>
          <table:table-cell table:style-name="ce141" office:value-type="float" office:value="276" calcext:value-type="float">
            <text:p><text:s text:c="3"/>276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76" calcext:value-type="float">
            <text:p><text:s text:c="3"/>27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5301" calcext:value-type="float">
            <text:p><text:s text:c="3"/>15,301</text:p>
          </table:table-cell>
          <table:table-cell table:style-name="ce153" office:value-type="float" office:value="14952" calcext:value-type="float">
            <text:p><text:s text:c="3"/>14,952</text:p>
          </table:table-cell>
          <table:table-cell table:style-name="ce49" office:value-type="float" office:value="14952" calcext:value-type="float">
            <text:p><text:s text:c="3"/>14,95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66" calcext:value-type="float">
            <text:p><text:s text:c="3"/>266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15" calcext:value-type="float">
            <text:p><text:s text:c="3"/>21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15" calcext:value-type="float">
            <text:p><text:s text:c="3"/>21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301" calcext:value-type="float">
            <text:p><text:s text:c="3"/>15,301</text:p>
          </table:table-cell>
          <table:table-cell table:style-name="ce154" office:value-type="float" office:value="14060" calcext:value-type="float">
            <text:p><text:s text:c="3"/>14,060</text:p>
          </table:table-cell>
          <table:table-cell table:style-name="ce50" office:value-type="float" office:value="14060" calcext:value-type="float">
            <text:p><text:s text:c="3"/>14,06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729" calcext:value-type="float">
            <text:p><text:s text:c="3"/>729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329" calcext:value-type="float">
            <text:p><text:s text:c="3"/>329</text:p>
          </table:table-cell>
          <table:table-cell table:style-name="ce147" office:value-type="float" office:value="333" calcext:value-type="float">
            <text:p><text:s text:c="3"/>333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268" calcext:value-type="float">
            <text:p><text:s text:c="3"/>268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6月止</text:p>
          </table:table-cell>
          <table:table-cell table:style-name="ce129" office:value-type="string" calcext:value-type="string">
            <text:p>計</text:p>
          </table:table-cell>
          <table:table-cell table:style-name="ce144" office:value-type="float" office:value="147456" calcext:value-type="float">
            <text:p><text:s text:c="3"/>147,456</text:p>
          </table:table-cell>
          <table:table-cell table:style-name="ce144" office:value-type="float" office:value="137715" calcext:value-type="float">
            <text:p><text:s text:c="3"/>137,715</text:p>
          </table:table-cell>
          <table:table-cell table:style-name="ce144" office:value-type="float" office:value="137683" calcext:value-type="float">
            <text:p><text:s text:c="3"/>137,683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44" office:value-type="float" office:value="5542" calcext:value-type="float">
            <text:p><text:s text:c="3"/>5,542</text:p>
          </table:table-cell>
          <table:table-cell table:style-name="ce144" office:value-type="float" office:value="599" calcext:value-type="float">
            <text:p><text:s text:c="3"/>599</text:p>
          </table:table-cell>
          <table:table-cell table:style-name="ce144" office:value-type="float" office:value="4943" calcext:value-type="float">
            <text:p><text:s text:c="3"/>4,943</text:p>
          </table:table-cell>
          <table:table-cell table:style-name="ce144" office:value-type="float" office:value="352" calcext:value-type="float">
            <text:p><text:s text:c="3"/>352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44" office:value-type="float" office:value="337" calcext:value-type="float">
            <text:p><text:s text:c="3"/>337</text:p>
          </table:table-cell>
          <table:table-cell table:style-name="ce144" office:value-type="float" office:value="3847" calcext:value-type="float">
            <text:p><text:s text:c="3"/>3,847</text:p>
          </table:table-cell>
          <table:table-cell table:style-name="ce144" office:value-type="float" office:value="504" calcext:value-type="float">
            <text:p><text:s text:c="3"/>504</text:p>
          </table:table-cell>
          <table:table-cell table:style-name="ce144" office:value-type="float" office:value="3343" calcext:value-type="float">
            <text:p><text:s text:c="3"/>3,343</text:p>
          </table:table-cell>
          <table:table-cell table:style-name="ce144" office:value-type="float" office:value="2280" calcext:value-type="float">
            <text:p><text:s text:c="3"/>2,280</text:p>
          </table:table-cell>
          <table:table-cell table:style-name="ce144" office:value-type="float" office:value="502" calcext:value-type="float">
            <text:p><text:s text:c="3"/>502</text:p>
          </table:table-cell>
          <table:table-cell table:style-name="ce144" office:value-type="float" office:value="1778" calcext:value-type="float">
            <text:p><text:s text:c="3"/>1,778</text:p>
          </table:table-cell>
          <table:table-cell table:style-name="ce144" office:value-type="float" office:value="1567" calcext:value-type="float">
            <text:p><text:s text:c="3"/>1,567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84" office:value-type="float" office:value="1565" calcext:value-type="float">
            <text:p><text:s text:c="3"/>1,56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73728" calcext:value-type="float">
            <text:p><text:s text:c="3"/>73,728</text:p>
          </table:table-cell>
          <table:table-cell table:style-name="ce139" office:value-type="float" office:value="71630" calcext:value-type="float">
            <text:p><text:s text:c="3"/>71,630</text:p>
          </table:table-cell>
          <table:table-cell table:style-name="ce139" office:value-type="float" office:value="71611" calcext:value-type="float">
            <text:p><text:s text:c="3"/>71,611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390" calcext:value-type="float">
            <text:p><text:s text:c="3"/>390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374" calcext:value-type="float">
            <text:p><text:s text:c="3"/>374</text:p>
          </table:table-cell>
          <table:table-cell table:style-name="ce139" office:value-type="float" office:value="177" calcext:value-type="float">
            <text:p><text:s text:c="3"/>17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73" calcext:value-type="float">
            <text:p><text:s text:c="3"/>173</text:p>
          </table:table-cell>
          <table:table-cell table:style-name="ce139" office:value-type="float" office:value="1531" calcext:value-type="float">
            <text:p><text:s text:c="3"/>1,53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1515" calcext:value-type="float">
            <text:p><text:s text:c="3"/>1,515</text:p>
          </table:table-cell>
          <table:table-cell table:style-name="ce139" office:value-type="float" office:value="290" calcext:value-type="float">
            <text:p><text:s text:c="3"/>290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276" calcext:value-type="float">
            <text:p><text:s text:c="3"/>276</text:p>
          </table:table-cell>
          <table:table-cell table:style-name="ce139" office:value-type="float" office:value="1241" calcext:value-type="float">
            <text:p><text:s text:c="3"/>1,24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79" office:value-type="float" office:value="1239" calcext:value-type="float">
            <text:p><text:s text:c="3"/>1,23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73728" calcext:value-type="float">
            <text:p><text:s text:c="3"/>73,728</text:p>
          </table:table-cell>
          <table:table-cell table:style-name="ce140" office:value-type="float" office:value="66085" calcext:value-type="float">
            <text:p><text:s text:c="3"/>66,085</text:p>
          </table:table-cell>
          <table:table-cell table:style-name="ce140" office:value-type="float" office:value="66072" calcext:value-type="float">
            <text:p><text:s text:c="3"/>66,072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5152" calcext:value-type="float">
            <text:p><text:s text:c="3"/>5,152</text:p>
          </table:table-cell>
          <table:table-cell table:style-name="ce140" office:value-type="float" office:value="583" calcext:value-type="float">
            <text:p><text:s text:c="3"/>583</text:p>
          </table:table-cell>
          <table:table-cell table:style-name="ce140" office:value-type="float" office:value="4569" calcext:value-type="float">
            <text:p><text:s text:c="3"/>4,569</text:p>
          </table:table-cell>
          <table:table-cell table:style-name="ce140" office:value-type="float" office:value="175" calcext:value-type="float">
            <text:p><text:s text:c="3"/>175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2316" calcext:value-type="float">
            <text:p><text:s text:c="3"/>2,316</text:p>
          </table:table-cell>
          <table:table-cell table:style-name="ce140" office:value-type="float" office:value="488" calcext:value-type="float">
            <text:p><text:s text:c="3"/>488</text:p>
          </table:table-cell>
          <table:table-cell table:style-name="ce140" office:value-type="float" office:value="1828" calcext:value-type="float">
            <text:p><text:s text:c="3"/>1,828</text:p>
          </table:table-cell>
          <table:table-cell table:style-name="ce140" office:value-type="float" office:value="1990" calcext:value-type="float">
            <text:p><text:s text:c="3"/>1,990</text:p>
          </table:table-cell>
          <table:table-cell table:style-name="ce140" office:value-type="float" office:value="488" calcext:value-type="float">
            <text:p><text:s text:c="3"/>488</text:p>
          </table:table-cell>
          <table:table-cell table:style-name="ce140" office:value-type="float" office:value="1502" calcext:value-type="float">
            <text:p><text:s text:c="3"/>1,502</text:p>
          </table:table-cell>
          <table:table-cell table:style-name="ce140" office:value-type="float" office:value="326" calcext:value-type="float">
            <text:p><text:s text:c="3"/>326</text:p>
          </table:table-cell>
          <table:table-cell table:style-name="ce140" office:value-type="float" office:value="0" calcext:value-type="float">
            <text:p>—</text:p>
          </table:table-cell>
          <table:table-cell table:style-name="ce180" office:value-type="float" office:value="326" calcext:value-type="float">
            <text:p><text:s text:c="3"/>32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4516" calcext:value-type="float">
            <text:p><text:s text:c="3"/>34,516</text:p>
          </table:table-cell>
          <table:table-cell table:style-name="ce141" office:value-type="float" office:value="32746" calcext:value-type="float">
            <text:p><text:s text:c="3"/>32,746</text:p>
          </table:table-cell>
          <table:table-cell table:style-name="ce141" office:value-type="float" office:value="32740" calcext:value-type="float">
            <text:p><text:s text:c="3"/>32,74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030" calcext:value-type="float">
            <text:p><text:s text:c="3"/>1,030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25" calcext:value-type="float">
            <text:p><text:s text:c="3"/>925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679" calcext:value-type="float">
            <text:p><text:s text:c="3"/>679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574" calcext:value-type="float">
            <text:p><text:s text:c="3"/>574</text:p>
          </table:table-cell>
          <table:table-cell table:style-name="ce141" office:value-type="float" office:value="425" calcext:value-type="float">
            <text:p><text:s text:c="3"/>425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320" calcext:value-type="float">
            <text:p><text:s text:c="3"/>320</text:p>
          </table:table-cell>
          <table:table-cell table:style-name="ce141" office:value-type="float" office:value="254" calcext:value-type="float">
            <text:p><text:s text:c="3"/>254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4" calcext:value-type="float">
            <text:p><text:s text:c="3"/>2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7258" calcext:value-type="float">
            <text:p><text:s text:c="3"/>17,258</text:p>
          </table:table-cell>
          <table:table-cell table:style-name="ce153" office:value-type="float" office:value="16932" calcext:value-type="float">
            <text:p><text:s text:c="3"/>16,932</text:p>
          </table:table-cell>
          <table:table-cell table:style-name="ce49" office:value-type="float" office:value="16928" calcext:value-type="float">
            <text:p><text:s text:c="3"/>16,92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46" office:value-type="float" office:value="241" calcext:value-type="float">
            <text:p><text:s text:c="3"/>2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200" calcext:value-type="float">
            <text:p><text:s text:c="3"/>20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0" calcext:value-type="float">
            <text:p><text:s text:c="3"/>20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7258" calcext:value-type="float">
            <text:p><text:s text:c="3"/>17,258</text:p>
          </table:table-cell>
          <table:table-cell table:style-name="ce154" office:value-type="float" office:value="15814" calcext:value-type="float">
            <text:p><text:s text:c="3"/>15,814</text:p>
          </table:table-cell>
          <table:table-cell table:style-name="ce50" office:value-type="float" office:value="15812" calcext:value-type="float">
            <text:p><text:s text:c="3"/>15,8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875" calcext:value-type="float">
            <text:p><text:s text:c="3"/>875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38" calcext:value-type="float">
            <text:p><text:s text:c="3"/>438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384" calcext:value-type="float">
            <text:p><text:s text:c="3"/>384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282" calcext:value-type="float">
            <text:p><text:s text:c="3"/>282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548" calcext:value-type="float">
            <text:p><text:s text:c="3"/>15,548</text:p>
          </table:table-cell>
          <table:table-cell table:style-name="ce141" office:value-type="float" office:value="13974" calcext:value-type="float">
            <text:p><text:s text:c="3"/>13,974</text:p>
          </table:table-cell>
          <table:table-cell table:style-name="ce141" office:value-type="float" office:value="13972" calcext:value-type="float">
            <text:p><text:s text:c="3"/>13,97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052" calcext:value-type="float">
            <text:p><text:s text:c="3"/>1,052</text:p>
          </table:table-cell>
          <table:table-cell table:style-name="ce141" office:value-type="float" office:value="83" calcext:value-type="float">
            <text:p><text:s text:c="3"/>83</text:p>
          </table:table-cell>
          <table:table-cell table:style-name="ce141" office:value-type="float" office:value="969" calcext:value-type="float">
            <text:p><text:s text:c="3"/>969</text:p>
          </table:table-cell>
          <table:table-cell table:style-name="ce141" office:value-type="float" office:value="35" calcext:value-type="float">
            <text:p><text:s text:c="3"/>3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487" calcext:value-type="float">
            <text:p><text:s text:c="3"/>487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443" calcext:value-type="float">
            <text:p><text:s text:c="3"/>443</text:p>
          </table:table-cell>
          <table:table-cell table:style-name="ce141" office:value-type="float" office:value="259" calcext:value-type="float">
            <text:p><text:s text:c="3"/>259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215" calcext:value-type="float">
            <text:p><text:s text:c="3"/>215</text:p>
          </table:table-cell>
          <table:table-cell table:style-name="ce141" office:value-type="float" office:value="228" calcext:value-type="float">
            <text:p><text:s text:c="3"/>228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28" calcext:value-type="float">
            <text:p><text:s text:c="3"/>22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7774" calcext:value-type="float">
            <text:p><text:s text:c="3"/>7,774</text:p>
          </table:table-cell>
          <table:table-cell table:style-name="ce153" office:value-type="float" office:value="7452" calcext:value-type="float">
            <text:p><text:s text:c="3"/>7,452</text:p>
          </table:table-cell>
          <table:table-cell table:style-name="ce49" office:value-type="float" office:value="7450" calcext:value-type="float">
            <text:p><text:s text:c="3"/>7,45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46" office:value-type="float" office:value="229" calcext:value-type="float">
            <text:p><text:s text:c="3"/>22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28" calcext:value-type="float">
            <text:p><text:s text:c="3"/>228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190" calcext:value-type="float">
            <text:p><text:s text:c="3"/>19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0" calcext:value-type="float">
            <text:p><text:s text:c="3"/>19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774" calcext:value-type="float">
            <text:p><text:s text:c="3"/>7,774</text:p>
          </table:table-cell>
          <table:table-cell table:style-name="ce154" office:value-type="float" office:value="6522" calcext:value-type="float">
            <text:p><text:s text:c="3"/>6,522</text:p>
          </table:table-cell>
          <table:table-cell table:style-name="ce50" office:value-type="float" office:value="6522" calcext:value-type="float">
            <text:p><text:s text:c="3"/>6,52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76" calcext:value-type="float">
            <text:p><text:s text:c="3"/>97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898" calcext:value-type="float">
            <text:p><text:s text:c="3"/>898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47" office:value-type="float" office:value="258" calcext:value-type="float">
            <text:p><text:s text:c="3"/>258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215" calcext:value-type="float">
            <text:p><text:s text:c="3"/>215</text:p>
          </table:table-cell>
          <table:table-cell table:style-name="ce147" office:value-type="float" office:value="220" calcext:value-type="float">
            <text:p><text:s text:c="3"/>220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27124" calcext:value-type="float">
            <text:p><text:s text:c="3"/>27,124</text:p>
          </table:table-cell>
          <table:table-cell table:style-name="ce145" office:value-type="float" office:value="25545" calcext:value-type="float">
            <text:p><text:s text:c="3"/>25,545</text:p>
          </table:table-cell>
          <table:table-cell table:style-name="ce145" office:value-type="float" office:value="25537" calcext:value-type="float">
            <text:p><text:s text:c="3"/>25,537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840" calcext:value-type="float">
            <text:p><text:s text:c="3"/>84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727" calcext:value-type="float">
            <text:p><text:s text:c="3"/>727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style-name="ce145" office:value-type="float" office:value="581" calcext:value-type="float">
            <text:p><text:s text:c="3"/>581</text:p>
          </table:table-cell>
          <table:table-cell table:style-name="ce145" office:value-type="float" office:value="406" calcext:value-type="float">
            <text:p><text:s text:c="3"/>406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267" calcext:value-type="float">
            <text:p><text:s text:c="3"/>26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5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3562" calcext:value-type="float">
            <text:p><text:s text:c="3"/>13,562</text:p>
          </table:table-cell>
          <table:table-cell table:style-name="ce146" office:value-type="float" office:value="13196" calcext:value-type="float">
            <text:p><text:s text:c="3"/>13,196</text:p>
          </table:table-cell>
          <table:table-cell table:style-name="ce49" office:value-type="float" office:value="13191" calcext:value-type="float">
            <text:p><text:s text:c="3"/>13,19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46" office:value-type="float" office:value="263" calcext:value-type="float">
            <text:p><text:s text:c="3"/>26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5" calcext:value-type="float">
            <text:p><text:s text:c="3"/>20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562" calcext:value-type="float">
            <text:p><text:s text:c="3"/>13,562</text:p>
          </table:table-cell>
          <table:table-cell table:style-name="ce147" office:value-type="float" office:value="12349" calcext:value-type="float">
            <text:p><text:s text:c="3"/>12,349</text:p>
          </table:table-cell>
          <table:table-cell table:style-name="ce50" office:value-type="float" office:value="12346" calcext:value-type="float">
            <text:p><text:s text:c="3"/>12,34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110" calcext:value-type="float">
            <text:p><text:s text:c="3"/>110</text:p>
          </table:table-cell>
          <table:table-cell table:style-name="ce50" office:value-type="float" office:value="663" calcext:value-type="float">
            <text:p><text:s text:c="3"/>6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47" office:value-type="float" office:value="410" calcext:value-type="float">
            <text:p><text:s text:c="3"/>410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322" calcext:value-type="float">
            <text:p><text:s text:c="3"/>322</text:p>
          </table:table-cell>
          <table:table-cell table:style-name="ce147" office:value-type="float" office:value="349" calcext:value-type="float">
            <text:p><text:s text:c="3"/>349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261" calcext:value-type="float">
            <text:p><text:s text:c="3"/>261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20670" calcext:value-type="float">
            <text:p><text:s text:c="3"/>20,670</text:p>
          </table:table-cell>
          <table:table-cell table:style-name="ce145" office:value-type="float" office:value="19099" calcext:value-type="float">
            <text:p><text:s text:c="3"/>19,099</text:p>
          </table:table-cell>
          <table:table-cell table:style-name="ce145" office:value-type="float" office:value="19094" calcext:value-type="float">
            <text:p><text:s text:c="3"/>19,0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895" calcext:value-type="float">
            <text:p><text:s text:c="3"/>895</text:p>
          </table:table-cell>
          <table:table-cell table:style-name="ce145" office:value-type="float" office:value="79" calcext:value-type="float">
            <text:p><text:s text:c="3"/>79</text:p>
          </table:table-cell>
          <table:table-cell table:style-name="ce145" office:value-type="float" office:value="816" calcext:value-type="float">
            <text:p><text:s text:c="3"/>816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45" office:value-type="float" office:value="627" calcext:value-type="float">
            <text:p><text:s text:c="3"/>62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553" calcext:value-type="float">
            <text:p><text:s text:c="3"/>553</text:p>
          </table:table-cell>
          <table:table-cell table:style-name="ce145" office:value-type="float" office:value="367" calcext:value-type="float">
            <text:p><text:s text:c="3"/>36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293" calcext:value-type="float">
            <text:p><text:s text:c="3"/>293</text:p>
          </table:table-cell>
          <table:table-cell table:style-name="ce145" office:value-type="float" office:value="260" calcext:value-type="float">
            <text:p><text:s text:c="3"/>260</text:p>
          </table:table-cell>
          <table:table-cell table:style-name="ce145" office:value-type="float" office:value="0" calcext:value-type="float">
            <text:p>—</text:p>
          </table:table-cell>
          <table:table-cell table:style-name="ce185" office:value-type="float" office:value="260" calcext:value-type="float">
            <text:p><text:s text:c="3"/>26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0335" calcext:value-type="float">
            <text:p><text:s text:c="3"/>10,335</text:p>
          </table:table-cell>
          <table:table-cell table:style-name="ce146" office:value-type="float" office:value="9994" calcext:value-type="float">
            <text:p><text:s text:c="3"/>9,994</text:p>
          </table:table-cell>
          <table:table-cell table:style-name="ce49" office:value-type="float" office:value="9991" calcext:value-type="float">
            <text:p><text:s text:c="3"/>9,99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46" office:value-type="float" office:value="254" calcext:value-type="float">
            <text:p><text:s text:c="3"/>25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46" office:value-type="float" office:value="207" calcext:value-type="float">
            <text:p><text:s text:c="3"/>20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7" calcext:value-type="float">
            <text:p><text:s text:c="3"/>20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0335" calcext:value-type="float">
            <text:p><text:s text:c="3"/>10,335</text:p>
          </table:table-cell>
          <table:table-cell table:style-name="ce147" office:value-type="float" office:value="9105" calcext:value-type="float">
            <text:p><text:s text:c="3"/>9,105</text:p>
          </table:table-cell>
          <table:table-cell table:style-name="ce50" office:value-type="float" office:value="9103" calcext:value-type="float">
            <text:p><text:s text:c="3"/>9,10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831" calcext:value-type="float">
            <text:p><text:s text:c="3"/>831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752" calcext:value-type="float">
            <text:p><text:s text:c="3"/>75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60" office:value-type="float" office:value="25" calcext:value-type="float">
            <text:p><text:s text:c="3"/>25</text:p>
          </table:table-cell>
          <table:table-cell table:style-name="ce147" office:value-type="float" office:value="373" calcext:value-type="float">
            <text:p><text:s text:c="3"/>373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49" calcext:value-type="float">
            <text:p><text:s text:c="3"/>249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3" calcext:value-type="float">
            <text:p><text:s text:c="3"/>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32046" calcext:value-type="float">
            <text:p><text:s text:c="3"/>32,046</text:p>
          </table:table-cell>
          <table:table-cell table:style-name="ce145" office:value-type="float" office:value="30277" calcext:value-type="float">
            <text:p><text:s text:c="3"/>30,277</text:p>
          </table:table-cell>
          <table:table-cell table:style-name="ce145" office:value-type="float" office:value="30269" calcext:value-type="float">
            <text:p><text:s text:c="3"/>30,269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940" calcext:value-type="float">
            <text:p><text:s text:c="3"/>940</text:p>
          </table:table-cell>
          <table:table-cell table:style-name="ce145" office:value-type="float" office:value="133" calcext:value-type="float">
            <text:p><text:s text:c="3"/>133</text:p>
          </table:table-cell>
          <table:table-cell table:style-name="ce145" office:value-type="float" office:value="807" calcext:value-type="float">
            <text:p><text:s text:c="3"/>80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760" calcext:value-type="float">
            <text:p><text:s text:c="3"/>76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647" calcext:value-type="float">
            <text:p><text:s text:c="3"/>647</text:p>
          </table:table-cell>
          <table:table-cell table:style-name="ce145" office:value-type="float" office:value="453" calcext:value-type="float">
            <text:p><text:s text:c="3"/>453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style-name="ce145" office:value-type="float" office:value="341" calcext:value-type="float">
            <text:p><text:s text:c="3"/>341</text:p>
          </table:table-cell>
          <table:table-cell table:style-name="ce145" office:value-type="float" office:value="307" calcext:value-type="float">
            <text:p><text:s text:c="3"/>30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5" office:value-type="float" office:value="306" calcext:value-type="float">
            <text:p><text:s text:c="3"/>3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6023" calcext:value-type="float">
            <text:p><text:s text:c="3"/>16,023</text:p>
          </table:table-cell>
          <table:table-cell table:style-name="ce146" office:value-type="float" office:value="15631" calcext:value-type="float">
            <text:p><text:s text:c="3"/>15,631</text:p>
          </table:table-cell>
          <table:table-cell table:style-name="ce49" office:value-type="float" office:value="15628" calcext:value-type="float">
            <text:p><text:s text:c="3"/>15,62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0" calcext:value-type="float">
            <text:p>—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46" office:value-type="float" office:value="293" calcext:value-type="float">
            <text:p><text:s text:c="3"/>293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90" calcext:value-type="float">
            <text:p><text:s text:c="3"/>290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6023" calcext:value-type="float">
            <text:p><text:s text:c="3"/>16,023</text:p>
          </table:table-cell>
          <table:table-cell table:style-name="ce147" office:value-type="float" office:value="14646" calcext:value-type="float">
            <text:p><text:s text:c="3"/>14,646</text:p>
          </table:table-cell>
          <table:table-cell table:style-name="ce50" office:value-type="float" office:value="14641" calcext:value-type="float">
            <text:p><text:s text:c="3"/>14,64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869" calcext:value-type="float">
            <text:p><text:s text:c="3"/>869</text:p>
          </table:table-cell>
          <table:table-cell table:style-name="ce50" office:value-type="float" office:value="129" calcext:value-type="float">
            <text:p><text:s text:c="3"/>129</text:p>
          </table:table-cell>
          <table:table-cell table:style-name="ce50" office:value-type="float" office:value="740" calcext:value-type="float">
            <text:p><text:s text:c="3"/>74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47" office:value-type="float" office:value="467" calcext:value-type="float">
            <text:p><text:s text:c="3"/>467</text:p>
          </table:table-cell>
          <table:table-cell table:style-name="ce147" office:value-type="float" office:value="110" calcext:value-type="float">
            <text:p><text:s text:c="3"/>110</text:p>
          </table:table-cell>
          <table:table-cell table:style-name="ce147" office:value-type="float" office:value="357" calcext:value-type="float">
            <text:p><text:s text:c="3"/>357</text:p>
          </table:table-cell>
          <table:table-cell table:style-name="ce147" office:value-type="float" office:value="398" calcext:value-type="float">
            <text:p><text:s text:c="3"/>398</text:p>
          </table:table-cell>
          <table:table-cell table:style-name="ce147" office:value-type="float" office:value="110" calcext:value-type="float">
            <text:p><text:s text:c="3"/>110</text:p>
          </table:table-cell>
          <table:table-cell table:style-name="ce147" office:value-type="float" office:value="288" calcext:value-type="float">
            <text:p><text:s text:c="3"/>288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9" calcext:value-type="float">
            <text:p><text:s text:c="3"/>6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17552" calcext:value-type="float">
            <text:p><text:s text:c="3"/>17,552</text:p>
          </table:table-cell>
          <table:table-cell table:style-name="ce145" office:value-type="float" office:value="16074" calcext:value-type="float">
            <text:p><text:s text:c="3"/>16,074</text:p>
          </table:table-cell>
          <table:table-cell table:style-name="ce145" office:value-type="float" office:value="16071" calcext:value-type="float">
            <text:p><text:s text:c="3"/>16,071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785" calcext:value-type="float">
            <text:p><text:s text:c="3"/>785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style-name="ce145" office:value-type="float" office:value="699" calcext:value-type="float">
            <text:p><text:s text:c="3"/>699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621" calcext:value-type="float">
            <text:p><text:s text:c="3"/>621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style-name="ce145" office:value-type="float" office:value="545" calcext:value-type="float">
            <text:p><text:s text:c="3"/>545</text:p>
          </table:table-cell>
          <table:table-cell table:style-name="ce145" office:value-type="float" office:value="370" calcext:value-type="float">
            <text:p><text:s text:c="3"/>370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style-name="ce145" office:value-type="float" office:value="294" calcext:value-type="float">
            <text:p><text:s text:c="3"/>294</text:p>
          </table:table-cell>
          <table:table-cell table:style-name="ce145" office:value-type="float" office:value="251" calcext:value-type="float">
            <text:p><text:s text:c="3"/>251</text:p>
          </table:table-cell>
          <table:table-cell table:style-name="ce145" office:value-type="float" office:value="0" calcext:value-type="float">
            <text:p>—</text:p>
          </table:table-cell>
          <table:table-cell table:style-name="ce185" office:value-type="float" office:value="251" calcext:value-type="float">
            <text:p><text:s text:c="3"/>25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8776" calcext:value-type="float">
            <text:p><text:s text:c="3"/>8,776</text:p>
          </table:table-cell>
          <table:table-cell table:style-name="ce146" office:value-type="float" office:value="8425" calcext:value-type="float">
            <text:p><text:s text:c="3"/>8,425</text:p>
          </table:table-cell>
          <table:table-cell table:style-name="ce49" office:value-type="float" office:value="8423" calcext:value-type="float">
            <text:p><text:s text:c="3"/>8,42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49" calcext:value-type="float">
            <text:p><text:s text:c="3"/>249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200" calcext:value-type="float">
            <text:p><text:s text:c="3"/>20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0" calcext:value-type="float">
            <text:p><text:s text:c="3"/>20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8776" calcext:value-type="float">
            <text:p><text:s text:c="3"/>8,776</text:p>
          </table:table-cell>
          <table:table-cell table:style-name="ce147" office:value-type="float" office:value="7649" calcext:value-type="float">
            <text:p><text:s text:c="3"/>7,649</text:p>
          </table:table-cell>
          <table:table-cell table:style-name="ce50" office:value-type="float" office:value="7648" calcext:value-type="float">
            <text:p><text:s text:c="3"/>7,64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724" calcext:value-type="float">
            <text:p><text:s text:c="3"/>724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641" calcext:value-type="float">
            <text:p><text:s text:c="3"/>641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60" office:value-type="float" office:value="32" calcext:value-type="float">
            <text:p><text:s text:c="3"/>32</text:p>
          </table:table-cell>
          <table:table-cell table:style-name="ce147" office:value-type="float" office:value="370" calcext:value-type="float">
            <text:p><text:s text:c="3"/>370</text:p>
          </table:table-cell>
          <table:table-cell table:style-name="ce147" office:value-type="float" office:value="74" calcext:value-type="float">
            <text:p><text:s text:c="3"/>74</text:p>
          </table:table-cell>
          <table:table-cell table:style-name="ce147" office:value-type="float" office:value="296" calcext:value-type="float">
            <text:p><text:s text:c="3"/>296</text:p>
          </table:table-cell>
          <table:table-cell table:style-name="ce147" office:value-type="float" office:value="319" calcext:value-type="float">
            <text:p><text:s text:c="3"/>319</text:p>
          </table:table-cell>
          <table:table-cell table:style-name="ce147" office:value-type="float" office:value="74" calcext:value-type="float">
            <text:p><text:s text:c="3"/>74</text:p>
          </table:table-cell>
          <table:table-cell table:style-name="ce147" office:value-type="float" office:value="245" calcext:value-type="float">
            <text:p><text:s text:c="3"/>245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1" calcext:value-type="float">
            <text:p><text:s text:c="3"/>5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0"/>
          <table:table-cell table:style-name="ce148"/>
          <table:table-cell table:style-name="ce149" table:number-columns-repeated="3"/>
          <table:table-cell table:style-name="ce155" table:number-columns-repeated="4"/>
          <table:table-cell table:style-name="ce156" table:number-columns-spanned="2" table:number-rows-spanned="1"/>
          <table:covered-table-cell table:style-name="ce156"/>
          <table:table-cell table:style-name="ce149" table:number-columns-repeated="4"/>
          <table:table-cell table:number-columns-repeated="2"/>
          <table:table-cell table:style-name="ce25"/>
          <table:table-cell table:style-name="ce167"/>
          <table:table-cell table:style-name="ce186" office:value-type="string" calcext:value-type="string">
            <text:p>內政部戶政司 民國102年7月3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/>
          <table:table-cell table:style-name="ce25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51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5" table:number-columns-repeated="2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9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2%E6%80%A7%E6%AF%94%E4%BE%8B&amp;%E4%BA%BA%E5%8F%A3%E5%AF%86%E5%BA%A6-102.06.xls'#$''.$G$5]"/>
        <table:named-expression table:name="出生" table:base-cell-address="$年月別.$A$1" table:expression="['file:///D:/123/g62/02%E6%80%A7%E6%AF%94%E4%BE%8B&amp;%E4%BA%BA%E5%8F%A3%E5%AF%86%E5%BA%A6-102.06.xls'#$''.$V$14:.$V$34]"/>
        <table:named-expression table:name="月底人口數" table:base-cell-address="$年月別.$A$1" table:expression="['file:///D:/123/g62/02%E6%80%A7%E6%AF%94%E4%BE%8B&amp;%E4%BA%BA%E5%8F%A3%E5%AF%86%E5%BA%A6-102.06.xls'#$''.$AT$14:.$AU$34]"/>
        <table:named-expression table:name="死亡" table:base-cell-address="$年月別.$A$1" table:expression="['file:///D:/123/g62/02%E6%80%A7%E6%AF%94%E4%BE%8B&amp;%E4%BA%BA%E5%8F%A3%E5%AF%86%E5%BA%A6-102.06.xls'#$''.$Y$14:.$Y$34]"/>
        <table:named-expression table:name="結婚" table:base-cell-address="$年月別.$A$1" table:expression="['file:///D:/123/g62/02%E6%80%A7%E6%AF%94%E4%BE%8B&amp;%E4%BA%BA%E5%8F%A3%E5%AF%86%E5%BA%A6-102.06.xls'#$''.$L$14:.$L$34]"/>
        <table:named-expression table:name="鄰數戶數" table:base-cell-address="$年月別.$A$1" table:expression="['file:///D:/123/g62/02%E6%80%A7%E6%AF%94%E4%BE%8B&amp;%E4%BA%BA%E5%8F%A3%E5%AF%86%E5%BA%A6-102.06.xls'#$''.$AQ$14:.$AR$34]"/>
        <table:named-expression table:name="離婚" table:base-cell-address="$年月別.$A$1" table:expression="['file:///D:/123/g62/02%E6%80%A7%E6%AF%94%E4%BE%8B&amp;%E4%BA%BA%E5%8F%A3%E5%AF%86%E5%BA%A6-102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7-03T17:55:18</meta:creation-date>
    <dc:creator>user</dc:creator>
    <dc:date>2013-07-03T17:57:06</dc:date>
    <meta:document-statistic meta:table-count="3" meta:cell-count="2844" meta:object-count="0"/>
    <meta:generator>LibreOffice/5.0.5.2$Windows_x86 LibreOffice_project/55b006a02d247b5f7215fc6ea0fde844b30035b3</meta:generator>
  </office:meta>
</office:document-meta>
</file>